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, serif"/>
    <style:font-face style:name="Monaco" svg:font-family="Monaco, Menlo, Consolas, 'Courier New', monospace"/>
    <style:font-face style:name="Times New Roman" svg:font-family="'Times New Roman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3f08" officeooo:paragraph-rsid="00033f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33f08" officeooo:paragraph-rsid="00033f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3f08" officeooo:paragraph-rsid="00042a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1390" officeooo:paragraph-rsid="0026139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0000" fo:font-weight="bold" officeooo:rsid="00042a57" officeooo:paragraph-rsid="00042a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weight="bold" officeooo:rsid="0004751e" officeooo:paragraph-rsid="0004751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ff0000" fo:font-weight="bold" officeooo:rsid="0006ab7c" officeooo:paragraph-rsid="00079ac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fo:font-weight="bold" officeooo:rsid="000aa3d5" officeooo:paragraph-rsid="000aa3d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fo:font-weight="bold" officeooo:rsid="000c0d65" officeooo:paragraph-rsid="000c0d6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fo:font-weight="bold" officeooo:rsid="000cb652" officeooo:paragraph-rsid="000cb65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ff0000" fo:font-weight="bold" officeooo:rsid="000f85f0" officeooo:paragraph-rsid="000f85f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0000" fo:font-weight="bold" officeooo:rsid="0059b3da" officeooo:paragraph-rsid="0059b3d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ff0000" fo:font-weight="normal" officeooo:rsid="000f85f0" officeooo:paragraph-rsid="000f85f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0000" fo:font-weight="normal" officeooo:rsid="001102ad" officeooo:paragraph-rsid="001102a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0000" fo:font-weight="normal" officeooo:rsid="00132a55" officeooo:paragraph-rsid="00132a5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33f08" officeooo:paragraph-rsid="00042a5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102ad" officeooo:paragraph-rsid="001102a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9933" fo:font-weight="normal" officeooo:rsid="00042a57" officeooo:paragraph-rsid="00042a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9933" fo:font-weight="normal" officeooo:rsid="001102ad" officeooo:paragraph-rsid="001102a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9933" fo:font-weight="normal" officeooo:rsid="001275e5" officeooo:paragraph-rsid="001275e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9933" fo:font-weight="bold" officeooo:rsid="0019a2de" officeooo:paragraph-rsid="0019a2d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42a57" officeooo:paragraph-rsid="00042a5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459d4" officeooo:paragraph-rsid="000459d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06ab7c" officeooo:paragraph-rsid="0006ab7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6ab7c" officeooo:paragraph-rsid="00079ac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79ac9" officeooo:paragraph-rsid="00079ac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4751e" officeooo:paragraph-rsid="0004751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0cc298" officeooo:paragraph-rsid="000cc29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0f85f0" officeooo:paragraph-rsid="000f85f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1ac6d" officeooo:paragraph-rsid="0011ac6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122225" officeooo:paragraph-rsid="0012222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033f08" officeooo:paragraph-rsid="00033f0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27331" officeooo:paragraph-rsid="0012733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275e5" officeooo:paragraph-rsid="001275e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19a2de" officeooo:paragraph-rsid="0019a2de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7826" fo:font-weight="normal" officeooo:rsid="000459d4" officeooo:paragraph-rsid="000459d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7826" fo:font-weight="normal" officeooo:rsid="0011ac6d" officeooo:paragraph-rsid="0011ac6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7826" fo:font-weight="normal" officeooo:rsid="00122225" officeooo:paragraph-rsid="0012222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7826" fo:font-weight="normal" officeooo:rsid="0059b3da" officeooo:paragraph-rsid="0059b3d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weight="normal" officeooo:rsid="0004751e" officeooo:paragraph-rsid="0004751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66cc" fo:font-weight="normal" officeooo:rsid="000f85f0" officeooo:paragraph-rsid="000f85f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66cc" fo:font-weight="normal" officeooo:rsid="0011ac6d" officeooo:paragraph-rsid="0011ac6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66cc" fo:font-weight="normal" officeooo:rsid="00122225" officeooo:paragraph-rsid="00122225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66cc" fo:font-weight="normal" officeooo:rsid="00127331" officeooo:paragraph-rsid="0012733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66cc" fo:font-weight="normal" officeooo:rsid="00132a55" officeooo:paragraph-rsid="00132a55" style:font-weight-asian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onaco" fo:font-size="10.5pt" fo:letter-spacing="normal" fo:font-style="normal" fo:font-weight="normal" officeooo:rsid="00165713" officeooo:paragraph-rsid="00165713" style:font-size-asian="10.5pt" style:font-size-complex="10.5pt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onaco" fo:font-size="10.5pt" fo:letter-spacing="normal" fo:font-style="normal" fo:font-weight="normal" officeooo:rsid="001a691a" officeooo:paragraph-rsid="001a691a" style:font-size-asian="10.5pt" style:font-size-complex="10.5pt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fo:color="#333333" style:font-name="Monaco" fo:font-size="10.5pt" fo:letter-spacing="normal" fo:font-style="normal" fo:font-weight="normal" officeooo:rsid="001b150f" officeooo:paragraph-rsid="001b150f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1b150f" officeooo:paragraph-rsid="001b150f" style:font-size-asian="10.5pt" style:font-weight-asian="bold" style:font-size-complex="10.5pt" style:font-weight-complex="bold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1f5027" officeooo:paragraph-rsid="001f5027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1df0e2" officeooo:paragraph-rsid="001df0e2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321794" officeooo:paragraph-rsid="00321794" style:font-size-asian="10.5pt" style:font-style-asian="normal" style:font-weight-asian="bold" style:font-size-complex="10.5pt" style:font-style-complex="normal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347ff0" officeooo:paragraph-rsid="00347ff0" style:font-size-asian="10.5pt" style:font-style-asian="normal" style:font-weight-asian="bold" style:font-size-complex="10.5pt" style:font-style-complex="normal" style:font-weight-complex="bold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41b424" officeooo:paragraph-rsid="0041b424" style:font-size-asian="10.5pt" style:font-style-asian="normal" style:font-weight-asian="bold" style:font-size-complex="10.5pt" style:font-style-complex="normal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4bf456" officeooo:paragraph-rsid="004bf456" style:font-size-asian="10.5pt" style:font-style-asian="normal" style:font-weight-asian="bold" style:font-size-complex="10.5pt" style:font-style-complex="normal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4d5f98" officeooo:paragraph-rsid="004d5f98" style:font-size-asian="10.5pt" style:font-style-asian="normal" style:font-weight-asian="bold" style:font-size-complex="10.5pt" style:font-style-complex="normal" style:font-weight-complex="bold"/>
    </style:style>
    <style:style style:name="P57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504609" officeooo:paragraph-rsid="00504609" style:font-size-asian="10.5pt" style:font-style-asian="normal" style:font-weight-asian="bold" style:font-size-complex="10.5pt" style:font-style-complex="normal" style:font-weight-complex="bold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54cd37" officeooo:paragraph-rsid="0054cd37" style:font-size-asian="10.5pt" style:font-style-asian="normal" style:font-weight-asian="bold" style:font-size-complex="10.5pt" style:font-style-complex="normal" style:font-weight-complex="bold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24598f" officeooo:paragraph-rsid="0024598f" style:font-size-asian="10.5pt" style:font-style-asian="normal" style:font-weight-asian="normal" style:font-size-complex="10.5pt" style:font-style-complex="normal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41b424" officeooo:paragraph-rsid="0041b424" style:font-size-asian="10.5pt" style:font-style-asian="normal" style:font-weight-asian="normal" style:font-size-complex="10.5pt" style:font-style-complex="normal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474b71" officeooo:paragraph-rsid="00474b71" style:font-size-asian="10.5pt" style:font-style-asian="normal" style:font-weight-asian="normal" style:font-size-complex="10.5pt" style:font-style-complex="normal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48c0c4" officeooo:paragraph-rsid="0048c0c4" style:font-size-asian="10.5pt" style:font-style-asian="normal" style:font-weight-asian="normal" style:font-size-complex="10.5pt" style:font-style-complex="normal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504609" officeooo:paragraph-rsid="00504609" style:font-size-asian="10.5pt" style:font-style-asian="normal" style:font-weight-asian="normal" style:font-size-complex="10.5pt" style:font-style-complex="normal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5971d4" officeooo:paragraph-rsid="005971d4" style:font-size-asian="10.5pt" style:font-style-asian="normal" style:font-weight-asian="normal" style:font-size-complex="10.5pt" style:font-style-complex="normal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3a577" officeooo:paragraph-rsid="0063a577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48f08" officeooo:paragraph-rsid="00648f08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51ee5" officeooo:paragraph-rsid="00651ee5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727fb" officeooo:paragraph-rsid="006727fb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7edf7" officeooo:paragraph-rsid="0067edf7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9346c" officeooo:paragraph-rsid="0069346c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bold" officeooo:rsid="00695885" officeooo:paragraph-rsid="00695885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normal" officeooo:rsid="00695885" officeooo:paragraph-rsid="00695885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5pt" fo:letter-spacing="normal" fo:font-style="normal" fo:font-weight="bold" officeooo:rsid="0041b424" officeooo:paragraph-rsid="0041b424" style:font-size-asian="15pt" style:font-style-asian="normal" style:font-weight-asian="bold" style:font-size-complex="15pt" style:font-style-complex="normal" style:font-weight-complex="bold"/>
    </style:style>
    <style:style style:name="P75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1a691a" officeooo:paragraph-rsid="001a691a" style:font-size-asian="10.5pt" style:font-weight-asian="normal" style:font-size-complex="10.5pt" style:font-weight-complex="normal"/>
    </style:style>
    <style:style style:name="P76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1b150f" officeooo:paragraph-rsid="001b150f" style:font-size-asian="10.5pt" style:font-style-asian="normal" style:font-weight-asian="normal" style:font-size-complex="10.5pt" style:font-style-complex="normal" style:font-weight-complex="normal"/>
    </style:style>
    <style:style style:name="P77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1b7511" officeooo:paragraph-rsid="001b7511" style:font-size-asian="10.5pt" style:font-style-asian="normal" style:font-weight-asian="normal" style:font-size-complex="10.5pt" style:font-style-complex="normal" style:font-weight-complex="normal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1cac9b" officeooo:paragraph-rsid="001cac9b" style:font-size-asian="10.5pt" style:font-style-asian="normal" style:font-weight-asian="normal" style:font-size-complex="10.5pt" style:font-style-complex="normal" style:font-weight-complex="normal"/>
    </style:style>
    <style:style style:name="P79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08237" officeooo:paragraph-rsid="00208237" style:font-size-asian="10.5pt" style:font-style-asian="normal" style:font-weight-asian="normal" style:font-size-complex="10.5pt" style:font-style-complex="normal" style:font-weight-complex="normal"/>
    </style:style>
    <style:style style:name="P80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4598f" officeooo:paragraph-rsid="0024598f" style:font-size-asian="10.5pt" style:font-style-asian="normal" style:font-weight-asian="normal" style:font-size-complex="10.5pt" style:font-style-complex="normal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73a3b" officeooo:paragraph-rsid="00273a3b" style:font-size-asian="10.5pt" style:font-style-asian="normal" style:font-weight-asian="normal" style:font-size-complex="10.5pt" style:font-style-complex="normal" style:font-weight-complex="normal"/>
    </style:style>
    <style:style style:name="P82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a4ca6" officeooo:paragraph-rsid="002a4ca6" style:font-size-asian="10.5pt" style:font-style-asian="normal" style:font-weight-asian="normal" style:font-size-complex="10.5pt" style:font-style-complex="normal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b9770" officeooo:paragraph-rsid="002b9770" style:font-size-asian="10.5pt" style:font-style-asian="normal" style:font-weight-asian="normal" style:font-size-complex="10.5pt" style:font-style-complex="normal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ee2e1" officeooo:paragraph-rsid="002ee2e1" style:font-size-asian="10.5pt" style:font-style-asian="normal" style:font-weight-asian="normal" style:font-size-complex="10.5pt" style:font-style-complex="normal" style:font-weight-complex="normal"/>
    </style:style>
    <style:style style:name="P85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2f30e8" officeooo:paragraph-rsid="002f30e8" style:font-size-asian="10.5pt" style:font-style-asian="normal" style:font-weight-asian="normal" style:font-size-complex="10.5pt" style:font-style-complex="normal" style:font-weight-complex="normal"/>
    </style:style>
    <style:style style:name="P86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08c7d" officeooo:paragraph-rsid="00308c7d" style:font-size-asian="10.5pt" style:font-style-asian="normal" style:font-weight-asian="normal" style:font-size-complex="10.5pt" style:font-style-complex="normal" style:font-weight-complex="normal"/>
    </style:style>
    <style:style style:name="P87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21794" officeooo:paragraph-rsid="00321794" style:font-size-asian="10.5pt" style:font-style-asian="normal" style:font-weight-asian="normal" style:font-size-complex="10.5pt" style:font-style-complex="normal" style:font-weight-complex="normal"/>
    </style:style>
    <style:style style:name="P88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3b71b" officeooo:paragraph-rsid="0033b71b" style:font-size-asian="10.5pt" style:font-style-asian="normal" style:font-weight-asian="normal" style:font-size-complex="10.5pt" style:font-style-complex="normal" style:font-weight-complex="normal"/>
    </style:style>
    <style:style style:name="P89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3dd03" officeooo:paragraph-rsid="0033dd03" style:font-size-asian="10.5pt" style:font-style-asian="normal" style:font-weight-asian="normal" style:font-size-complex="10.5pt" style:font-style-complex="normal" style:font-weight-complex="normal"/>
    </style:style>
    <style:style style:name="P90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47ff0" officeooo:paragraph-rsid="00347ff0" style:font-size-asian="10.5pt" style:font-style-asian="normal" style:font-weight-asian="normal" style:font-size-complex="10.5pt" style:font-style-complex="normal" style:font-weight-complex="normal"/>
    </style:style>
    <style:style style:name="P91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57cbe" officeooo:paragraph-rsid="00357cbe" style:font-size-asian="10.5pt" style:font-style-asian="normal" style:font-weight-asian="normal" style:font-size-complex="10.5pt" style:font-style-complex="normal" style:font-weight-complex="normal"/>
    </style:style>
    <style:style style:name="P92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73797" officeooo:paragraph-rsid="00373797" style:font-size-asian="10.5pt" style:font-style-asian="normal" style:font-weight-asian="normal" style:font-size-complex="10.5pt" style:font-style-complex="normal" style:font-weight-complex="normal"/>
    </style:style>
    <style:style style:name="P93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7d5af" officeooo:paragraph-rsid="0037d5af" style:font-size-asian="10.5pt" style:font-style-asian="normal" style:font-weight-asian="normal" style:font-size-complex="10.5pt" style:font-style-complex="normal" style:font-weight-complex="normal"/>
    </style:style>
    <style:style style:name="P94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92ef7" officeooo:paragraph-rsid="00392ef7" style:font-size-asian="10.5pt" style:font-style-asian="normal" style:font-weight-asian="normal" style:font-size-complex="10.5pt" style:font-style-complex="normal" style:font-weight-complex="normal"/>
    </style:style>
    <style:style style:name="P95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cc377" officeooo:paragraph-rsid="003cc377" style:font-size-asian="10.5pt" style:font-style-asian="normal" style:font-weight-asian="normal" style:font-size-complex="10.5pt" style:font-style-complex="normal" style:font-weight-complex="normal"/>
    </style:style>
    <style:style style:name="P96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cd048" officeooo:paragraph-rsid="003cd048" style:font-size-asian="10.5pt" style:font-style-asian="normal" style:font-weight-asian="normal" style:font-size-complex="10.5pt" style:font-style-complex="normal" style:font-weight-complex="normal"/>
    </style:style>
    <style:style style:name="P97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e1632" officeooo:paragraph-rsid="003e1632" style:font-size-asian="10.5pt" style:font-style-asian="normal" style:font-weight-asian="normal" style:font-size-complex="10.5pt" style:font-style-complex="normal" style:font-weight-complex="normal"/>
    </style:style>
    <style:style style:name="P98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3f883b" officeooo:paragraph-rsid="003f883b" style:font-size-asian="10.5pt" style:font-style-asian="normal" style:font-weight-asian="normal" style:font-size-complex="10.5pt" style:font-style-complex="normal" style:font-weight-complex="normal"/>
    </style:style>
    <style:style style:name="P99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1b424" officeooo:paragraph-rsid="0041b424" style:font-size-asian="10.5pt" style:font-style-asian="normal" style:font-weight-asian="normal" style:font-size-complex="10.5pt" style:font-style-complex="normal" style:font-weight-complex="normal"/>
    </style:style>
    <style:style style:name="P100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38b25" officeooo:paragraph-rsid="00438b25" style:font-size-asian="10.5pt" style:font-style-asian="normal" style:font-weight-asian="normal" style:font-size-complex="10.5pt" style:font-style-complex="normal" style:font-weight-complex="normal"/>
    </style:style>
    <style:style style:name="P101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/>
    </style:style>
    <style:style style:name="P102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74b71" officeooo:paragraph-rsid="00474b71" style:font-size-asian="10.5pt" style:font-style-asian="normal" style:font-weight-asian="normal" style:font-size-complex="10.5pt" style:font-style-complex="normal" style:font-weight-complex="normal"/>
    </style:style>
    <style:style style:name="P103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8c0c4" officeooo:paragraph-rsid="0048c0c4" style:font-size-asian="10.5pt" style:font-style-asian="normal" style:font-weight-asian="normal" style:font-size-complex="10.5pt" style:font-style-complex="normal" style:font-weight-complex="normal"/>
    </style:style>
    <style:style style:name="P104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bf456" officeooo:paragraph-rsid="004bf456" style:font-size-asian="10.5pt" style:font-style-asian="normal" style:font-weight-asian="normal" style:font-size-complex="10.5pt" style:font-style-complex="normal" style:font-weight-complex="normal"/>
    </style:style>
    <style:style style:name="P105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537d1f" officeooo:paragraph-rsid="00537d1f" style:font-size-asian="10.5pt" style:font-style-asian="normal" style:font-weight-asian="normal" style:font-size-complex="10.5pt" style:font-style-complex="normal" style:font-weight-complex="normal"/>
    </style:style>
    <style:style style:name="P106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5683c1" officeooo:paragraph-rsid="005683c1" style:font-size-asian="10.5pt" style:font-style-asian="normal" style:font-weight-asian="normal" style:font-size-complex="10.5pt" style:font-style-complex="normal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586089" officeooo:paragraph-rsid="00586089" style:font-size-asian="10.5pt" style:font-style-asian="normal" style:font-weight-asian="normal" style:font-size-complex="10.5pt" style:font-style-complex="normal" style:font-weight-complex="normal"/>
    </style:style>
    <style:style style:name="P108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1df0e2" officeooo:paragraph-rsid="001df0e2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09" style:family="paragraph" style:parent-style-name="Preformatted_20_Text">
      <style:paragraph-properties fo:text-align="start" style:justify-single-word="false"/>
      <style:text-properties fo:font-variant="normal" fo:text-transform="none" fo:color="#0066cc" style:font-name="Monaco" fo:font-size="16pt" fo:letter-spacing="normal" fo:font-style="normal" fo:font-weight="bold" officeooo:rsid="005e2b9e" officeooo:paragraph-rsid="005e2b9e" style:font-size-asian="16pt" style:font-weight-asian="bold" style:font-size-complex="16pt" style:font-weight-complex="bold"/>
    </style:style>
    <style:style style:name="P11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1b150f" officeooo:paragraph-rsid="001b150f" style:font-size-asian="10.5pt" style:font-style-asian="normal" style:font-weight-asian="normal" style:font-size-complex="10.5pt" style:font-style-complex="normal" style:font-weight-complex="normal"/>
    </style:style>
    <style:style style:name="P11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1b7511" officeooo:paragraph-rsid="001b7511" style:font-size-asian="10.5pt" style:font-style-asian="normal" style:font-weight-asian="normal" style:font-size-complex="10.5pt" style:font-style-complex="normal" style:font-weight-complex="normal"/>
    </style:style>
    <style:style style:name="P1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1cac9b" officeooo:paragraph-rsid="001cac9b" style:font-size-asian="10.5pt" style:font-style-asian="normal" style:font-weight-asian="normal" style:font-size-complex="10.5pt" style:font-style-complex="normal" style:font-weight-complex="normal"/>
    </style:style>
    <style:style style:name="P1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1df0e2" officeooo:paragraph-rsid="001df0e2" style:font-size-asian="10.5pt" style:font-style-asian="normal" style:font-weight-asian="normal" style:font-size-complex="10.5pt" style:font-style-complex="normal" style:font-weight-complex="normal"/>
    </style:style>
    <style:style style:name="P1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08237" officeooo:paragraph-rsid="00208237" style:font-size-asian="10.5pt" style:font-style-asian="normal" style:font-weight-asian="normal" style:font-size-complex="10.5pt" style:font-style-complex="normal" style:font-weight-complex="normal"/>
    </style:style>
    <style:style style:name="P1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4598f" officeooo:paragraph-rsid="0024598f" style:font-size-asian="10.5pt" style:font-style-asian="normal" style:font-weight-asian="normal" style:font-size-complex="10.5pt" style:font-style-complex="normal" style:font-weight-complex="normal"/>
    </style:style>
    <style:style style:name="P11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73a3b" officeooo:paragraph-rsid="00273a3b" style:font-size-asian="10.5pt" style:font-style-asian="normal" style:font-weight-asian="normal" style:font-size-complex="10.5pt" style:font-style-complex="normal" style:font-weight-complex="normal"/>
    </style:style>
    <style:style style:name="P11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84e04" officeooo:paragraph-rsid="00284e04" style:font-size-asian="10.5pt" style:font-style-asian="normal" style:font-weight-asian="normal" style:font-size-complex="10.5pt" style:font-style-complex="normal" style:font-weight-complex="normal"/>
    </style:style>
    <style:style style:name="P11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08c7d" officeooo:paragraph-rsid="00308c7d" style:font-size-asian="10.5pt" style:font-style-asian="normal" style:font-weight-asian="normal" style:font-size-complex="10.5pt" style:font-style-complex="normal" style:font-weight-complex="normal"/>
    </style:style>
    <style:style style:name="P1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b9770" officeooo:paragraph-rsid="002b9770" style:font-size-asian="10.5pt" style:font-style-asian="normal" style:font-weight-asian="normal" style:font-size-complex="10.5pt" style:font-style-complex="normal" style:font-weight-complex="normal"/>
    </style:style>
    <style:style style:name="P1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ee2e1" officeooo:paragraph-rsid="002ee2e1" style:font-size-asian="10.5pt" style:font-style-asian="normal" style:font-weight-asian="normal" style:font-size-complex="10.5pt" style:font-style-complex="normal" style:font-weight-complex="normal"/>
    </style:style>
    <style:style style:name="P1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2f30e8" officeooo:paragraph-rsid="002f30e8" style:font-size-asian="10.5pt" style:font-style-asian="normal" style:font-weight-asian="normal" style:font-size-complex="10.5pt" style:font-style-complex="normal" style:font-weight-complex="normal"/>
    </style:style>
    <style:style style:name="P12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47ff0" officeooo:paragraph-rsid="00347ff0" style:font-size-asian="10.5pt" style:font-style-asian="normal" style:font-weight-asian="normal" style:font-size-complex="10.5pt" style:font-style-complex="normal" style:font-weight-complex="normal"/>
    </style:style>
    <style:style style:name="P12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73797" officeooo:paragraph-rsid="00373797" style:font-size-asian="10.5pt" style:font-style-asian="normal" style:font-weight-asian="normal" style:font-size-complex="10.5pt" style:font-style-complex="normal" style:font-weight-complex="normal"/>
    </style:style>
    <style:style style:name="P12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7d5af" officeooo:paragraph-rsid="0037d5af" style:font-size-asian="10.5pt" style:font-style-asian="normal" style:font-weight-asian="normal" style:font-size-complex="10.5pt" style:font-style-complex="normal" style:font-weight-complex="normal"/>
    </style:style>
    <style:style style:name="P12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92ef7" officeooo:paragraph-rsid="00392ef7" style:font-size-asian="10.5pt" style:font-style-asian="normal" style:font-weight-asian="normal" style:font-size-complex="10.5pt" style:font-style-complex="normal" style:font-weight-complex="normal"/>
    </style:style>
    <style:style style:name="P12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b2e96" officeooo:paragraph-rsid="003b2e96" style:font-size-asian="10.5pt" style:font-style-asian="normal" style:font-weight-asian="normal" style:font-size-complex="10.5pt" style:font-style-complex="normal" style:font-weight-complex="normal"/>
    </style:style>
    <style:style style:name="P12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e1632" officeooo:paragraph-rsid="003e1632" style:font-size-asian="10.5pt" style:font-style-asian="normal" style:font-weight-asian="normal" style:font-size-complex="10.5pt" style:font-style-complex="normal" style:font-weight-complex="normal"/>
    </style:style>
    <style:style style:name="P12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f883b" officeooo:paragraph-rsid="003f883b" style:font-size-asian="10.5pt" style:font-style-asian="normal" style:font-weight-asian="normal" style:font-size-complex="10.5pt" style:font-style-complex="normal" style:font-weight-complex="normal"/>
    </style:style>
    <style:style style:name="P12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0eb5d" officeooo:paragraph-rsid="0040eb5d" style:font-size-asian="10.5pt" style:font-style-asian="normal" style:font-weight-asian="normal" style:font-size-complex="10.5pt" style:font-style-complex="normal" style:font-weight-complex="normal"/>
    </style:style>
    <style:style style:name="P13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1b424" officeooo:paragraph-rsid="0041b424" style:font-size-asian="10.5pt" style:font-style-asian="normal" style:font-weight-asian="normal" style:font-size-complex="10.5pt" style:font-style-complex="normal" style:font-weight-complex="normal"/>
    </style:style>
    <style:style style:name="P13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/>
    </style:style>
    <style:style style:name="P13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a6f13" officeooo:paragraph-rsid="004a6f13" style:font-size-asian="10.5pt" style:font-style-asian="normal" style:font-weight-asian="normal" style:font-size-complex="10.5pt" style:font-style-complex="normal" style:font-weight-complex="normal"/>
    </style:style>
    <style:style style:name="P13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38b25" officeooo:paragraph-rsid="00438b25" style:font-size-asian="10.5pt" style:font-style-asian="normal" style:font-weight-asian="normal" style:font-size-complex="10.5pt" style:font-style-complex="normal" style:font-weight-complex="normal"/>
    </style:style>
    <style:style style:name="P13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cc377" officeooo:paragraph-rsid="003cc377" style:font-size-asian="10.5pt" style:font-style-asian="normal" style:font-weight-asian="normal" style:font-size-complex="10.5pt" style:font-style-complex="normal" style:font-weight-complex="normal"/>
    </style:style>
    <style:style style:name="P13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505924" officeooo:paragraph-rsid="00505924" style:font-size-asian="10.5pt" style:font-style-asian="normal" style:font-weight-asian="normal" style:font-size-complex="10.5pt" style:font-style-complex="normal" style:font-weight-complex="normal"/>
    </style:style>
    <style:style style:name="P13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5138b1" officeooo:paragraph-rsid="005138b1" style:font-size-asian="10.5pt" style:font-style-asian="normal" style:font-weight-asian="normal" style:font-size-complex="10.5pt" style:font-style-complex="normal" style:font-weight-complex="normal"/>
    </style:style>
    <style:style style:name="P1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51f31b" officeooo:paragraph-rsid="0051f31b" style:font-size-asian="10.5pt" style:font-style-asian="normal" style:font-weight-asian="normal" style:font-size-complex="10.5pt" style:font-style-complex="normal" style:font-weight-complex="normal"/>
    </style:style>
    <style:style style:name="P13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537d1f" officeooo:paragraph-rsid="00537d1f" style:font-size-asian="10.5pt" style:font-style-asian="normal" style:font-weight-asian="normal" style:font-size-complex="10.5pt" style:font-style-complex="normal" style:font-weight-complex="normal"/>
    </style:style>
    <style:style style:name="P1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d5f98" officeooo:paragraph-rsid="004d5f98" style:font-size-asian="10.5pt" style:font-style-asian="normal" style:font-weight-asian="normal" style:font-size-complex="10.5pt" style:font-style-complex="normal" style:font-weight-complex="normal"/>
    </style:style>
    <style:style style:name="P14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4c954" officeooo:paragraph-rsid="0044c954"/>
    </style:style>
    <style:style style:name="P14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9pt" fo:letter-spacing="normal" fo:font-style="normal" fo:font-weight="normal" officeooo:rsid="0063a577" officeooo:paragraph-rsid="0063a577" style:font-size-asian="10.5pt" style:font-style-asian="normal" style:font-weight-asian="normal" style:font-size-complex="10.5pt" style:font-style-complex="normal" style:font-weight-complex="normal"/>
    </style:style>
    <style:style style:name="P14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 fo:padding="0cm" fo:border="none"/>
    </style:style>
    <style:style style:name="P14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" fo:font-size="10.5pt" fo:letter-spacing="normal" fo:font-style="normal" officeooo:paragraph-rsid="005971d4" style:font-size-asian="10.5pt" style:font-size-complex="10.5pt"/>
    </style:style>
    <style:style style:name="P144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24598f" officeooo:paragraph-rsid="0024598f" style:font-size-asian="10.5pt" style:font-style-asian="normal" style:font-weight-asian="normal" style:font-size-complex="10.5pt" style:font-style-complex="normal" style:font-weight-complex="normal"/>
    </style:style>
    <style:style style:name="P145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273a3b" officeooo:paragraph-rsid="00273a3b" style:font-size-asian="10.5pt" style:font-style-asian="normal" style:font-weight-asian="normal" style:font-size-complex="10.5pt" style:font-style-complex="normal" style:font-weight-complex="normal"/>
    </style:style>
    <style:style style:name="P146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284e04" officeooo:paragraph-rsid="00284e04" style:font-size-asian="10.5pt" style:font-style-asian="normal" style:font-weight-asian="normal" style:font-size-complex="10.5pt" style:font-style-complex="normal" style:font-weight-complex="normal"/>
    </style:style>
    <style:style style:name="P147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2ee2e1" officeooo:paragraph-rsid="002ee2e1" style:font-size-asian="10.5pt" style:font-style-asian="normal" style:font-weight-asian="normal" style:font-size-complex="10.5pt" style:font-style-complex="normal" style:font-weight-complex="normal"/>
    </style:style>
    <style:style style:name="P148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308c7d" officeooo:paragraph-rsid="00308c7d" style:font-size-asian="10.5pt" style:font-style-asian="normal" style:font-weight-asian="normal" style:font-size-complex="10.5pt" style:font-style-complex="normal" style:font-weight-complex="normal"/>
    </style:style>
    <style:style style:name="P149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306f1f" officeooo:paragraph-rsid="002f30e8" style:font-size-asian="10.5pt" style:font-style-asian="normal" style:font-weight-asian="normal" style:font-size-complex="10.5pt" style:font-style-complex="normal" style:font-weight-complex="normal"/>
    </style:style>
    <style:style style:name="P150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347ff0" officeooo:paragraph-rsid="00347ff0" style:font-size-asian="10.5pt" style:font-style-asian="normal" style:font-weight-asian="normal" style:font-size-complex="10.5pt" style:font-style-complex="normal" style:font-weight-complex="normal"/>
    </style:style>
    <style:style style:name="P151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38b25" officeooo:paragraph-rsid="00438b25" style:font-size-asian="10.5pt" style:font-style-asian="normal" style:font-weight-asian="normal" style:font-size-complex="10.5pt" style:font-style-complex="normal" style:font-weight-complex="normal"/>
    </style:style>
    <style:style style:name="P152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74b71" officeooo:paragraph-rsid="00474b71" style:font-size-asian="10.5pt" style:font-style-asian="normal" style:font-weight-asian="normal" style:font-size-complex="10.5pt" style:font-style-complex="normal" style:font-weight-complex="normal"/>
    </style:style>
    <style:style style:name="P153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bf456" officeooo:paragraph-rsid="004bf456" style:font-size-asian="10.5pt" style:font-style-asian="normal" style:font-weight-asian="normal" style:font-size-complex="10.5pt" style:font-style-complex="normal" style:font-weight-complex="normal"/>
    </style:style>
    <style:style style:name="P154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d5f98" officeooo:paragraph-rsid="004d5f98" style:font-size-asian="10.5pt" style:font-style-asian="normal" style:font-weight-asian="normal" style:font-size-complex="10.5pt" style:font-style-complex="normal" style:font-weight-complex="normal"/>
    </style:style>
    <style:style style:name="P155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504609" officeooo:paragraph-rsid="00504609" style:font-size-asian="10.5pt" style:font-style-asian="normal" style:font-weight-asian="normal" style:font-size-complex="10.5pt" style:font-style-complex="normal" style:font-weight-complex="normal"/>
    </style:style>
    <style:style style:name="P156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54cd37" officeooo:paragraph-rsid="0054cd37" style:font-size-asian="10.5pt" style:font-style-asian="normal" style:font-weight-asian="normal" style:font-size-complex="10.5pt" style:font-style-complex="normal" style:font-weight-complex="normal"/>
    </style:style>
    <style:style style:name="P157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537d1f" officeooo:paragraph-rsid="00537d1f" style:font-size-asian="10.5pt" style:font-style-asian="normal" style:font-weight-asian="normal" style:font-size-complex="10.5pt" style:font-style-complex="normal" style:font-weight-complex="normal"/>
    </style:style>
    <style:style style:name="P158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63a577" officeooo:paragraph-rsid="0063a577" style:font-size-asian="10.5pt" style:font-style-asian="normal" style:font-weight-asian="normal" style:font-size-complex="10.5pt" style:font-style-complex="normal" style:font-weight-complex="normal"/>
    </style:style>
    <style:style style:name="P159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6b3e13" officeooo:paragraph-rsid="006b3e13" style:font-size-asian="10.5pt" style:font-style-asian="normal" style:font-weight-asian="normal" style:font-size-complex="10.5pt" style:font-style-complex="normal" style:font-weight-complex="normal"/>
    </style:style>
    <style:style style:name="P160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4pt" fo:letter-spacing="normal" fo:font-style="normal" fo:font-weight="bold" officeooo:rsid="0063a577" officeooo:paragraph-rsid="0063a577" style:font-size-asian="14pt" style:font-style-asian="normal" style:font-weight-asian="bold" style:font-size-complex="14pt" style:font-style-complex="normal" style:font-weight-complex="bold"/>
    </style:style>
    <style:style style:name="P161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4pt" fo:letter-spacing="normal" fo:font-style="normal" fo:font-weight="bold" officeooo:rsid="00695885" officeooo:paragraph-rsid="00695885" style:font-size-asian="14pt" style:font-style-asian="normal" style:font-weight-asian="bold" style:font-size-complex="14pt" style:font-style-complex="normal" style:font-weight-complex="bold"/>
    </style:style>
    <style:style style:name="P162" style:family="paragraph" style:parent-style-name="Preformatted_20_Text">
      <style:paragraph-properties fo:text-align="start" style:justify-single-word="false"/>
      <style:text-properties fo:font-variant="normal" fo:text-transform="none" fo:color="#009933" style:font-name="Monaco" fo:font-size="10.5pt" fo:letter-spacing="normal" fo:font-style="normal" fo:font-weight="normal" officeooo:rsid="00308c7d" officeooo:paragraph-rsid="00308c7d" style:font-size-asian="10.5pt" style:font-style-asian="normal" style:font-weight-asian="normal" style:font-size-complex="10.5pt" style:font-style-complex="normal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fo:font-variant="normal" fo:text-transform="none" fo:color="#000099" style:font-name="Monaco" fo:font-size="10.5pt" fo:letter-spacing="normal" fo:font-style="normal" fo:font-weight="bold" officeooo:rsid="00321794" officeooo:paragraph-rsid="00321794" style:font-size-asian="10.5pt" style:font-style-asian="normal" style:font-weight-asian="bold" style:font-size-complex="10.5pt" style:font-style-complex="normal" style:font-weight-complex="bold"/>
    </style:style>
    <style:style style:name="P164" style:family="paragraph" style:parent-style-name="Preformatted_20_Text">
      <style:paragraph-properties fo:text-align="start" style:justify-single-word="false"/>
      <style:text-properties fo:font-variant="normal" fo:text-transform="none" fo:color="#000099" style:font-name="Monaco" fo:font-size="14pt" fo:letter-spacing="normal" fo:font-style="normal" fo:font-weight="bold" officeooo:rsid="0067edf7" officeooo:paragraph-rsid="0067edf7" style:font-size-asian="14pt" style:font-style-asian="normal" style:font-weight-asian="bold" style:font-size-complex="14pt" style:font-style-complex="normal" style:font-weight-complex="bold"/>
    </style:style>
    <style:style style:name="P165" style:family="paragraph" style:parent-style-name="Preformatted_20_Text">
      <style:paragraph-properties fo:text-align="start" style:justify-single-word="false"/>
      <style:text-properties fo:font-variant="normal" fo:text-transform="none" fo:color="#006600" style:font-name="Monaco" fo:font-size="10.5pt" fo:letter-spacing="normal" fo:font-style="normal" fo:font-weight="normal" officeooo:rsid="004a6f13" officeooo:paragraph-rsid="004a6f13" style:font-size-asian="10.5pt" style:font-style-asian="normal" style:font-weight-asian="normal" style:font-size-complex="10.5pt" style:font-style-complex="normal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fo:font-variant="normal" fo:text-transform="none" fo:color="#006600" style:font-name="Monaco" fo:font-size="10.5pt" fo:letter-spacing="normal" fo:font-style="normal" fo:font-weight="normal" officeooo:rsid="005683c1" officeooo:paragraph-rsid="005683c1" style:font-size-asian="10.5pt" style:font-style-asian="normal" style:font-weight-asian="normal" style:font-size-complex="10.5pt" style:font-style-complex="normal" style:font-weight-complex="normal"/>
    </style:style>
    <style:style style:name="P167" style:family="paragraph" style:parent-style-name="Preformatted_20_Text">
      <style:paragraph-properties fo:text-align="start" style:justify-single-word="false"/>
      <style:text-properties fo:font-variant="normal" fo:text-transform="none" fo:color="#006600" style:font-name="Monaco" fo:font-size="10.5pt" fo:letter-spacing="normal" fo:font-style="normal" fo:font-weight="normal" officeooo:rsid="00586089" officeooo:paragraph-rsid="00586089" style:font-size-asian="10.5pt" style:font-style-asian="normal" style:font-weight-asian="normal" style:font-size-complex="10.5pt" style:font-style-complex="normal" style:font-weight-complex="normal"/>
    </style:style>
    <style:style style:name="P168" style:family="paragraph" style:parent-style-name="Preformatted_20_Text">
      <style:paragraph-properties fo:text-align="start" style:justify-single-word="false"/>
      <style:text-properties fo:font-variant="normal" fo:text-transform="none" fo:color="#cc0000" style:font-name="Monaco" fo:font-size="10.5pt" fo:letter-spacing="normal" fo:font-style="normal" fo:font-weight="bold" officeooo:rsid="005138b1" officeooo:paragraph-rsid="005138b1" style:font-size-asian="10.5pt" style:font-style-asian="normal" style:font-weight-asian="bold" style:font-size-complex="10.5pt" style:font-style-complex="normal" style:font-weight-complex="bold"/>
    </style:style>
    <style:style style:name="P169" style:family="paragraph" style:parent-style-name="Preformatted_20_Text">
      <style:paragraph-properties fo:text-align="start" style:justify-single-word="false"/>
      <style:text-properties fo:font-variant="normal" fo:text-transform="none" fo:color="#cc0000" style:font-name="Monaco" fo:font-size="10.5pt" fo:letter-spacing="normal" fo:font-style="normal" fo:font-weight="bold" officeooo:rsid="0051f31b" officeooo:paragraph-rsid="0051f31b" style:font-size-asian="10.5pt" style:font-style-asian="normal" style:font-weight-asian="bold" style:font-size-complex="10.5pt" style:font-style-complex="normal" style:font-weight-complex="bold"/>
    </style:style>
    <style:style style:name="P170" style:family="paragraph" style:parent-style-name="Preformatted_20_Text">
      <style:paragraph-properties fo:text-align="start" style:justify-single-word="false"/>
      <style:text-properties fo:font-variant="normal" fo:text-transform="none" fo:color="#0084d1" style:font-name="Monaco" fo:font-size="10.5pt" fo:letter-spacing="normal" fo:font-style="normal" fo:font-weight="normal" officeooo:rsid="005971d4" officeooo:paragraph-rsid="005971d4" style:font-size-asian="10.5pt" style:font-style-asian="normal" style:font-weight-asian="normal" style:font-size-complex="10.5pt" style:font-style-complex="normal" style:font-weight-complex="normal"/>
    </style:style>
    <style:style style:name="P171" style:family="paragraph" style:parent-style-name="Preformatted_20_Text">
      <style:paragraph-properties fo:text-align="start" style:justify-single-word="false"/>
      <style:text-properties fo:font-variant="normal" fo:text-transform="none" fo:color="#0000cc" style:font-name="Monaco" fo:font-size="10.5pt" fo:letter-spacing="normal" fo:font-style="normal" fo:font-weight="bold" officeooo:rsid="005c60f7" officeooo:paragraph-rsid="005c60f7" style:font-size-asian="10.5pt" style:font-weight-asian="bold" style:font-size-complex="10.5pt" style:font-weight-complex="bold"/>
    </style:style>
    <style:style style:name="P17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 style:font-size-asian="10.5pt" style:font-size-complex="10.5pt"/>
    </style:style>
    <style:style style:name="P173" style:family="paragraph" style:parent-style-name="Sender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0.5pt" fo:letter-spacing="normal" fo:font-weight="normal" style:font-size-asian="10.5pt" style:font-size-complex="10.5pt"/>
    </style:style>
    <style:style style:name="P174" style:family="paragraph" style:parent-style-name="Sender">
      <style:paragraph-properties fo:margin-left="0cm" fo:margin-right="0cm" fo:text-indent="0cm" style:auto-text-indent="false"/>
      <style:text-properties fo:font-variant="normal" fo:text-transform="none" fo:color="#ff0000" style:font-name="Times New Roman" fo:font-size="10.5pt" fo:letter-spacing="normal" fo:font-weight="normal" style:font-size-asian="10.5pt" style:font-size-complex="10.5pt"/>
    </style:style>
    <style:style style:name="P175" style:family="paragraph" style:parent-style-name="Sender">
      <style:paragraph-properties fo:margin-left="0cm" fo:margin-right="0cm" fo:text-indent="0cm" style:auto-text-indent="false"/>
      <style:text-properties fo:font-variant="normal" fo:text-transform="none" fo:color="#ff0000" style:font-name="Times New Roman" fo:font-size="10.5pt" fo:letter-spacing="normal" fo:font-weight="normal" officeooo:rsid="005971d4" officeooo:paragraph-rsid="005971d4" style:font-size-asian="10.5pt" style:font-size-complex="10.5pt"/>
    </style:style>
    <style:style style:name="P176" style:family="paragraph" style:parent-style-name="Horizontal_20_Line">
      <style:text-properties fo:font-size="10.5pt" style:font-size-asian="10.5pt" style:font-size-complex="10.5pt"/>
    </style:style>
    <style:style style:name="P177" style:family="paragraph" style:parent-style-name="Standard" style:list-style-name="L1">
      <style:paragraph-properties fo:text-align="start" style:justify-single-word="false"/>
      <style:text-properties fo:color="#ff0000" fo:font-weight="normal" officeooo:rsid="00132a55" officeooo:paragraph-rsid="00132a55" style:font-weight-asian="normal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color="#000000" fo:font-weight="normal" officeooo:rsid="00132a55" officeooo:paragraph-rsid="00132a55" style:font-weight-asian="normal" style:font-weight-complex="normal"/>
    </style:style>
    <style:style style:name="P179" style:family="paragraph" style:parent-style-name="Standard" style:list-style-name="L1">
      <style:paragraph-properties fo:text-align="start" style:justify-single-word="false"/>
      <style:text-properties fo:color="#000000" fo:font-weight="normal" officeooo:rsid="0014b182" officeooo:paragraph-rsid="0014b182" style:font-weight-asian="normal" style:font-weight-complex="normal"/>
    </style:style>
    <style:style style:name="P180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333333" style:font-name="Monaco" fo:font-size="10.5pt" fo:letter-spacing="normal" fo:font-style="normal" fo:font-weight="normal" officeooo:rsid="00132a55" officeooo:paragraph-rsid="00132a55" style:font-size-asian="10.5pt" style:font-size-complex="10.5pt"/>
    </style:style>
    <style:style style:name="P181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333333" style:font-name="Monaco" fo:font-size="10.5pt" fo:letter-spacing="normal" fo:font-style="normal" fo:font-weight="normal" officeooo:rsid="00165713" officeooo:paragraph-rsid="00165713" style:font-size-asian="10.5pt" style:font-size-complex="10.5pt"/>
    </style:style>
    <style:style style:name="P182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132a55" officeooo:paragraph-rsid="00132a55" style:font-size-asian="10.5pt" style:font-size-complex="10.5pt"/>
    </style:style>
    <style:style style:name="P183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165713" officeooo:paragraph-rsid="00165713" style:font-size-asian="10.5pt" style:font-size-complex="10.5pt"/>
    </style:style>
    <style:style style:name="P184" style:family="paragraph" style:parent-style-name="Preformatted_20_Text" style:list-style-name="L3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/>
    </style:style>
    <style:style style:name="P185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ff0000" style:font-name="Monaco" fo:font-size="10.5pt" fo:letter-spacing="normal" fo:font-style="normal" fo:font-weight="bold" officeooo:rsid="0053ac5b" officeooo:paragraph-rsid="0053ac5b" style:font-size-asian="10.5pt" style:font-style-asian="normal" style:font-weight-asian="bold" style:font-size-complex="10.5pt" style:font-style-complex="normal" style:font-weight-complex="bold"/>
    </style:style>
    <style:style style:name="P186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italic" fo:font-weight="bold" officeooo:rsid="00695885" officeooo:paragraph-rsid="00695885" style:font-size-asian="14pt" style:font-style-asian="italic" style:font-weight-asian="bold" style:font-size-complex="14pt" style:font-style-complex="italic" style:font-weight-complex="bold"/>
    </style:style>
    <style:style style:name="P187" style:family="paragraph" style:parent-style-name="Preformatted_20_Text">
      <style:paragraph-properties fo:text-align="start" style:justify-single-word="false"/>
      <style:text-properties fo:font-variant="normal" fo:text-transform="none" fo:color="#ff0000" style:font-name="Monaco" fo:font-size="14pt" fo:letter-spacing="normal" fo:font-style="normal" fo:font-weight="normal" officeooo:rsid="00695885" officeooo:paragraph-rsid="00695885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Preformatted_20_Text" style:list-style-name="L1">
      <style:paragraph-properties fo:text-align="start" style:justify-single-word="false"/>
      <style:text-properties fo:font-variant="normal" fo:text-transform="none" fo:color="#0000cc" style:font-name="Monaco" fo:font-size="10.5pt" fo:letter-spacing="normal" fo:font-style="normal" fo:font-weight="bold" officeooo:rsid="005c60f7" officeooo:paragraph-rsid="005c60f7" style:font-size-asian="10.5pt" style:font-weight-asian="bold" style:font-size-complex="10.5pt" style:font-weight-complex="bold"/>
    </style:style>
    <style:style style:name="P189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3cd048" officeooo:paragraph-rsid="003cd048" style:font-size-asian="10.5pt" style:font-style-asian="normal" style:font-weight-asian="normal" style:font-size-complex="10.5pt" style:font-style-complex="normal" style:font-weight-complex="normal"/>
    </style:style>
    <style:style style:name="P190" style:family="paragraph" style:parent-style-name="Preformatted_20_Text" style:list-style-name="L3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4c954" officeooo:paragraph-rsid="0044c954" style:font-size-asian="10.5pt" style:font-style-asian="normal" style:font-weight-asian="normal" style:font-size-complex="10.5pt" style:font-style-complex="normal" style:font-weight-complex="normal"/>
    </style:style>
    <style:style style:name="P191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0000" style:font-name="Monaco" fo:font-size="10.5pt" fo:letter-spacing="normal" fo:font-style="normal" fo:font-weight="normal" officeooo:rsid="004d5f98" officeooo:paragraph-rsid="004d5f98" style:font-size-asian="10.5pt" style:font-style-asian="normal" style:font-weight-asian="normal" style:font-size-complex="10.5pt" style:font-style-complex="normal" style:font-weight-complex="normal"/>
    </style:style>
    <style:style style:name="P19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aco" fo:font-size="14pt" fo:letter-spacing="normal" fo:font-style="normal" fo:font-weight="bold" officeooo:rsid="006c54ae" officeooo:paragraph-rsid="006c54ae" style:font-size-asian="14pt" style:font-style-asian="normal" style:font-weight-asian="bold" style:font-size-complex="14pt" style:font-style-complex="normal" style:font-weight-complex="bold"/>
    </style:style>
    <style:style style:name="P193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bf456" officeooo:paragraph-rsid="004bf456" style:font-size-asian="10.5pt" style:font-style-asian="normal" style:font-weight-asian="normal" style:font-size-complex="10.5pt" style:font-style-complex="normal" style:font-weight-complex="normal"/>
    </style:style>
    <style:style style:name="P194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4d5f98" officeooo:paragraph-rsid="004d5f98" style:font-size-asian="10.5pt" style:font-style-asian="normal" style:font-weight-asian="normal" style:font-size-complex="10.5pt" style:font-style-complex="normal" style:font-weight-complex="normal"/>
    </style:style>
    <style:style style:name="P195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66cc" style:font-name="Monaco" fo:font-size="10.5pt" fo:letter-spacing="normal" fo:font-style="normal" fo:font-weight="normal" officeooo:rsid="00504609" officeooo:paragraph-rsid="00504609" style:font-size-asian="10.5pt" style:font-style-asian="normal" style:font-weight-asian="normal" style:font-size-complex="10.5pt" style:font-style-complex="normal" style:font-weight-complex="normal"/>
    </style:style>
    <style:style style:name="P196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bf456" officeooo:paragraph-rsid="004bf456" style:font-size-asian="10.5pt" style:font-style-asian="normal" style:font-weight-asian="normal" style:font-size-complex="10.5pt" style:font-style-complex="normal" style:font-weight-complex="normal"/>
    </style:style>
    <style:style style:name="P197" style:family="paragraph" style:parent-style-name="Preformatted_20_Text" style:list-style-name="L4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4d5f98" officeooo:paragraph-rsid="004d5f98" style:font-size-asian="10.5pt" style:font-style-asian="normal" style:font-weight-asian="normal" style:font-size-complex="10.5pt" style:font-style-complex="normal" style:font-weight-complex="normal"/>
    </style:style>
    <style:style style:name="P198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504609" officeooo:paragraph-rsid="00504609" style:font-size-asian="10.5pt" style:font-style-asian="normal" style:font-weight-asian="normal" style:font-size-complex="10.5pt" style:font-style-complex="normal" style:font-weight-complex="normal"/>
    </style:style>
    <style:style style:name="P199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007826" style:font-name="Monaco" fo:font-size="10.5pt" fo:letter-spacing="normal" fo:font-style="normal" fo:font-weight="normal" officeooo:rsid="0053ac5b" officeooo:paragraph-rsid="0053ac5b" style:font-size-asian="10.5pt" style:font-style-asian="normal" style:font-weight-asian="normal" style:font-size-complex="10.5pt" style:font-style-complex="normal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4pt" fo:letter-spacing="normal" fo:font-style="normal" fo:font-weight="bold" officeooo:rsid="0067edf7" officeooo:paragraph-rsid="00651ee5" style:font-size-asian="14pt" style:font-style-asian="normal" style:font-weight-asian="bold" style:font-size-complex="14pt" style:font-style-complex="normal" style:font-weight-complex="bold"/>
    </style:style>
    <style:style style:name="P201" style:family="paragraph" style:parent-style-name="Preformatted_20_Text">
      <style:paragraph-properties fo:text-align="start" style:justify-single-word="false"/>
      <style:text-properties fo:font-variant="normal" fo:text-transform="none" fo:color="#007826" style:font-name="Monaco" fo:font-size="14pt" fo:letter-spacing="normal" fo:font-style="normal" fo:font-weight="bold" officeooo:rsid="006c54ae" officeooo:paragraph-rsid="006c54a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42a57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bold" officeooo:rsid="000dfe07" style:font-weight-asian="bold" style:font-weight-complex="bold"/>
    </style:style>
    <style:style style:name="T5" style:family="text">
      <style:text-properties fo:color="#ff0000" fo:font-weight="bold" officeooo:rsid="00226c96" style:font-weight-asian="bold" style:font-weight-complex="bold"/>
    </style:style>
    <style:style style:name="T6" style:family="text">
      <style:text-properties fo:color="#ff0000" fo:font-weight="bold" officeooo:rsid="004c9222" style:font-weight-asian="bold" style:font-weight-complex="bold"/>
    </style:style>
    <style:style style:name="T7" style:family="text">
      <style:text-properties fo:color="#ff0000" fo:font-weight="bold" officeooo:rsid="005c60f7" style:font-weight-asian="bold" style:font-weight-complex="bold"/>
    </style:style>
    <style:style style:name="T8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f0000" fo:font-style="italic" fo:font-weight="bold" officeooo:rsid="001ea52c" style:font-style-asian="italic" style:font-weight-asian="bold" style:font-style-complex="italic" style:font-weight-complex="bold"/>
    </style:style>
    <style:style style:name="T10" style:family="text">
      <style:text-properties fo:color="#ff0000" officeooo:rsid="00249584"/>
    </style:style>
    <style:style style:name="T11" style:family="text">
      <style:text-properties fo:color="#ff0000" officeooo:rsid="002b84e6"/>
    </style:style>
    <style:style style:name="T12" style:family="text">
      <style:text-properties fo:color="#ff0000" fo:font-size="15pt" style:font-size-asian="15pt" style:font-size-complex="15pt"/>
    </style:style>
    <style:style style:name="T13" style:family="text">
      <style:text-properties fo:color="#ff0000" fo:font-weight="normal" style:font-weight-asian="normal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056387" style:font-weight-asian="normal" style:font-weight-complex="normal"/>
    </style:style>
    <style:style style:name="T17" style:family="text">
      <style:text-properties fo:color="#000000" fo:font-weight="normal" officeooo:rsid="0019a2de" style:font-weight-asian="normal" style:font-weight-complex="normal"/>
    </style:style>
    <style:style style:name="T18" style:family="text">
      <style:text-properties fo:color="#000000" officeooo:rsid="001ea52c"/>
    </style:style>
    <style:style style:name="T19" style:family="text">
      <style:text-properties fo:color="#000000" fo:font-style="italic" fo:font-weight="bold" officeooo:rsid="001ea52c" style:font-style-asian="italic" style:font-weight-asian="bold" style:font-style-complex="italic" style:font-weight-complex="bold"/>
    </style:style>
    <style:style style:name="T20" style:family="text">
      <style:text-properties fo:color="#000000" officeooo:rsid="002c0cd6"/>
    </style:style>
    <style:style style:name="T21" style:family="text">
      <style:text-properties fo:color="#000000" officeooo:rsid="002d8533"/>
    </style:style>
    <style:style style:name="T22" style:family="text">
      <style:text-properties fo:color="#000000" officeooo:rsid="00306f1f"/>
    </style:style>
    <style:style style:name="T23" style:family="text">
      <style:text-properties officeooo:rsid="0005638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9a2de" style:font-weight-asian="normal" style:font-weight-complex="normal"/>
    </style:style>
    <style:style style:name="T26" style:family="text">
      <style:text-properties officeooo:rsid="0008fc6e"/>
    </style:style>
    <style:style style:name="T27" style:family="text">
      <style:text-properties fo:color="#007826"/>
    </style:style>
    <style:style style:name="T28" style:family="text">
      <style:text-properties fo:color="#007826" fo:font-weight="normal" style:font-weight-asian="normal" style:font-weight-complex="normal"/>
    </style:style>
    <style:style style:name="T29" style:family="text">
      <style:text-properties officeooo:rsid="000dfe07"/>
    </style:style>
    <style:style style:name="T30" style:family="text">
      <style:text-properties officeooo:rsid="001102ad"/>
    </style:style>
    <style:style style:name="T31" style:family="text">
      <style:text-properties fo:color="#009933"/>
    </style:style>
    <style:style style:name="T32" style:family="text">
      <style:text-properties officeooo:rsid="001b150f"/>
    </style:style>
    <style:style style:name="T33" style:family="text">
      <style:text-properties fo:font-weight="bold" officeooo:rsid="00226c96" style:font-weight-asian="bold" style:font-weight-complex="bold"/>
    </style:style>
    <style:style style:name="T34" style:family="text">
      <style:text-properties fo:color="#009900"/>
    </style:style>
    <style:style style:name="T35" style:family="text">
      <style:text-properties fo:color="#0066cc"/>
    </style:style>
    <style:style style:name="T36" style:family="text">
      <style:text-properties officeooo:rsid="00226c96"/>
    </style:style>
    <style:style style:name="T37" style:family="text">
      <style:text-properties officeooo:rsid="00249584"/>
    </style:style>
    <style:style style:name="T38" style:family="text">
      <style:text-properties officeooo:rsid="002d8533"/>
    </style:style>
    <style:style style:name="T39" style:family="text">
      <style:text-properties officeooo:rsid="002f30e8"/>
    </style:style>
    <style:style style:name="T40" style:family="text">
      <style:text-properties officeooo:rsid="00347d4d"/>
    </style:style>
    <style:style style:name="T41" style:family="text">
      <style:text-properties officeooo:rsid="003d93c7"/>
    </style:style>
    <style:style style:name="T42" style:family="text">
      <style:text-properties officeooo:rsid="004bf456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4d5f98"/>
    </style:style>
    <style:style style:name="T45" style:family="text">
      <style:text-properties fo:color="#cc0000"/>
    </style:style>
    <style:style style:name="T46" style:family="text">
      <style:text-properties fo:color="#cc0000" officeooo:rsid="004d5f98"/>
    </style:style>
    <style:style style:name="T47" style:family="text">
      <style:text-properties officeooo:rsid="005138b1"/>
    </style:style>
    <style:style style:name="T48" style:family="text">
      <style:text-properties officeooo:rsid="005a7c45"/>
    </style:style>
    <style:style style:name="T49" style:family="text">
      <style:text-properties officeooo:rsid="005e2b9e"/>
    </style:style>
    <style:style style:name="T50" style:family="text">
      <style:text-properties officeooo:rsid="005faa48"/>
    </style:style>
    <style:style style:name="T51" style:family="text">
      <style:text-properties officeooo:rsid="005fd641"/>
    </style:style>
    <style:style style:name="T52" style:family="text">
      <style:text-properties officeooo:rsid="00622967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officeooo:rsid="006672fd"/>
    </style:style>
    <style:style style:name="T55" style:family="text">
      <style:text-properties officeooo:rsid="006b3e13"/>
    </style:style>
    <style:style style:name="T56" style:family="text">
      <style:text-properties fo:color="#ff6666"/>
    </style:style>
    <style:style style:name="T57" style:family="text">
      <style:text-properties fo:color="#ff6666" fo:font-weight="normal" style:font-weight-asian="normal" style:font-weight-complex="normal"/>
    </style:style>
    <style:style style:name="T58" style:family="text">
      <style:text-properties fo:color="#0000ff"/>
    </style:style>
    <style:style style:name="T59" style:family="text">
      <style:text-properties fo:color="#0000ff" fo:font-weight="normal" style:font-weight-asian="normal" style:font-weight-complex="normal"/>
    </style:style>
    <style:style style:name="T60" style:family="text">
      <style:text-properties fo:color="#193300" fo:font-weight="normal" style:font-weight-asian="normal" style:font-weight-complex="normal"/>
    </style:style>
    <style:style style:name="T61" style:family="text">
      <style:text-properties fo:color="#00ccff"/>
    </style:style>
    <style:style style:name="T62" style:family="text">
      <style:text-properties fo:color="#00ccff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服务器搭建笔记</text:p>
      <text:p text:style-name="P1"/>
      <text:p text:style-name="P4">2015-3-15</text:p>
      <text:p text:style-name="P1"/>
      <text:p text:style-name="P5">apache配置文件设置：</text:p>
      <text:p text:style-name="P16">Allow from all替换成Require all granted<text:span text:style-name="T1">（apache新旧版本的不同）</text:span></text:p>
      <text:p text:style-name="P36"/>
      <text:p text:style-name="P36"><text:span text:style-name="T3">LoadModule指令 </text:span><text:span text:style-name="T2"><text:s/></text:span><text:s text:c="4"/><text:span text:style-name="T14">该指令加载目标文件或库filename并将模块结构名添加到活动模块列表</text:span></text:p>
      <text:p text:style-name="P23">module就是源代码文件中用于拼写module的外部变量名,例如：</text:p>
      <text:p text:style-name="P36">LoadModule <text:s/><text:span text:style-name="T2">status</text:span>_module <text:s/>modules/mod_<text:span text:style-name="T2">status</text:span>.so</text:p>
      <text:p text:style-name="P36"/>
      <text:p text:style-name="P12">ubuntu中安装MySQLdb：</text:p>
      <text:p text:style-name="P39">sudo <text:s/>apt-get <text:s/>install <text:s/>python-mysqldb</text:p>
      <text:p text:style-name="P16"/>
      <text:p text:style-name="P3"/>
      <text:p text:style-name="P5">ubuntu中安装mod_wsgi:</text:p>
      <text:p text:style-name="P18">sudo apt-get install libapache2-mod-wsgi</text:p>
      <text:p text:style-name="P22">查看mod_wsgi是否安装成功：找文件/usr/lib/apache2/modules/mod_wsgi.so</text:p>
      <text:p text:style-name="P22"/>
      <text:p text:style-name="P5">ubuntu中安装apache:</text:p>
      <text:p text:style-name="P36">sudo apt-get <text:s/>install apache2</text:p>
      <text:p text:style-name="P36"/>
      <text:p text:style-name="P6">apache中的模块:</text:p>
      <text:p text:style-name="P40"><text:s text:c="4"/>Apache中的模块包含的都是一些指令，如果你要用到某一个特定模块中的指令时，首先需要先导入该模块。</text:p>
      <text:p text:style-name="P40"><text:s text:c="4"/>导入一个模块可以用mod_so模块提供的LoadModule指令。</text:p>
      <text:p text:style-name="P40"/>
      <text:p text:style-name="P6"><text:span text:style-name="T23">'a</text:span>pache<text:span text:style-name="T23">2 <text:s/>-l'的作用 <text:s text:c="4"/></text:span><text:span text:style-name="T16">列出已经编译进服务器的模块</text:span></text:p>
      <text:p text:style-name="P6"/>
      <text:p text:style-name="P6"/>
      <text:p text:style-name="P7">SetHandler指令（位于core模块，该模块已被编译进服务器） <text:span text:style-name="T15"><text:s text:c="2"/>该指令强制所有匹配的文件被一个指</text:span></text:p>
      <text:p text:style-name="P25">定的处理器处理</text:p>
      <text:p text:style-name="P24"/>
      <text:p text:style-name="P24"/>
      <text:p text:style-name="P26"><text:span text:style-name="T3">&lt;Location&gt;指令（位于core模块，该模块已被编译进服务器）</text:span> <text:s text:c="4"/>该指令将封装的指令作用于匹配的URL，加上‘～’符号表示使用正则表达式。</text:p>
      <text:p text:style-name="P26"/>
      <text:p text:style-name="P26"><text:span text:style-name="T3">apache中的容器指令 </text:span><text:s text:c="6"/>在apache中用<text:span text:style-name="T26">‘&lt;&gt;’符号括起来的指令称为容器指令，容器指令可以包含其他指令</text:span></text:p>
      <text:p text:style-name="P26"/>
      <text:p text:style-name="P8">Allow,Deny,Order指令 <text:s text:c="3"/><text:span text:style-name="T15">这三个指令都位于</text:span><text:span text:style-name="T24">mod_authz_host</text:span><text:span text:style-name="T15">模块中，Allow指令控制哪些主机能够访问服务器的该区域，Deny指令控制哪些主机被禁止访问服务器，Order指令控制默认的访问状态与Allow，Deny指令的生效顺序</text:span></text:p>
      <text:p text:style-name="P8"/>
      <text:p text:style-name="P8"/>
      <text:p text:style-name="P9">Python中的import语句<text:span text:style-name="T15"> <text:s text:c="4"/>‘</text:span><text:span text:style-name="T28">import <text:s/>django.core.handlers.wsgi</text:span><text:span text:style-name="T15">'在python2.7中执行成功，但是在python3.4中执行失败</text:span></text:p>
      <text:p text:style-name="P9"><text:span text:style-name="T15"><text:s text:c="3"/></text:span><text:span text:style-name="T17">同样的，如下语句:</text:span></text:p>
      <text:p text:style-name="P21"><text:span text:style-name="T25">'</text:span><text:span text:style-name="T24">from <text:s/>django.template <text:s/>import <text:s/>Template'</text:span></text:p>
      <text:p text:style-name="P35">在Python2.7中的可以正常执行，但是在Python3.4中执行失败</text:p>
      <text:p text:style-name="P9"/>
      <text:p text:style-name="P10"><text:soft-page-break/>Python的os模块<text:span text:style-name="T15"> <text:s text:c="5"/>os模块包含普遍的操作系统功能。如果你希望你的程序能够与平台无关的话，这个模块是尤为重要的</text:span></text:p>
      <text:p text:style-name="P27"/>
      <text:p text:style-name="P27"/>
      <text:p text:style-name="P28"><text:span text:style-name="T3">启动,重启,关闭apache服务</text:span> <text:s text:c="6"/>sudo <text:s/>service apache2 <text:s/>start | restart | stop</text:p>
      <text:p text:style-name="P28"/>
      <text:p text:style-name="P28"><text:span text:style-name="T3">启动,重启,关闭</text:span><text:span text:style-name="T4">ftp服务</text:span><text:span text:style-name="T29"> <text:s text:c="7"/>sudo <text:s/>service vsftpd <text:s/>start | restart | stop</text:span></text:p>
      <text:p text:style-name="P28"/>
      <text:p text:style-name="P28"/>
      <text:p text:style-name="P11">关于在apache上部署django的一些问题</text:p>
      <text:p text:style-name="P41">1、import一个模块或文件</text:p>
      <text:p text:style-name="P29">比如你要import的文件的目录为/home/ryt/ggg/wsgi_test/<text:span text:style-name="T30">settings(ggg目录原名为wsgi_test,为了区别，重命名为ggg)，你要导入settings文件，则：</text:span></text:p>
      <text:p text:style-name="P13">正确的写法:</text:p>
      <text:p text:style-name="P19"><text:s/>sys.path.append('/home/ryt/ggg') </text:p>
      <text:p text:style-name="P19"><text:s/>os.environ['DJANGO_SETTINGS_MODULE']='wsgi_test.settings'</text:p>
      <text:p text:style-name="P14">错误的写法:</text:p>
      <text:p text:style-name="P17"><text:s/><text:span text:style-name="T31">sys.path.append('/home/ryt/ggg/wsgi_test') </text:span></text:p>
      <text:p text:style-name="P19"><text:s/>os.environ['DJANGO_SETTINGS_MODULE']='wsgi_test.settings'</text:p>
      <text:p text:style-name="P19"/>
      <text:p text:style-name="P42">2、关于django.wsgi文件的放置位置</text:p>
      <text:p text:style-name="P37">django-admin.py startproject <text:s/>test_wsgi</text:p>
      <text:p text:style-name="P42"><text:s text:c="6"/><text:span text:style-name="T14">执行上述命令后会产生两个名为test_wsgi的目录，外面的那个名为test_wsgi的目录名称并不重要，可以改成任意的名称，这里改为了‘ggg'，里面的那个名为test_wsgi的目录名称不能随意改。</text:span></text:p>
      <text:p text:style-name="P30"><text:s text:c="6"/>新建的django.wsgi文件应该放在如下的位置:</text:p>
      <text:p text:style-name="P37">ggg </text:p>
      <text:p text:style-name="P37">├── manage.py </text:p>
      <text:p text:style-name="P37">└── wsgi_test </text:p>
      <text:p text:style-name="P37"><text:s text:c="4"/>├── django.wsgi </text:p>
      <text:p text:style-name="P37"><text:s text:c="4"/>├── __init__.py </text:p>
      <text:p text:style-name="P37"><text:s text:c="4"/>├── settings.py </text:p>
      <text:p text:style-name="P37"><text:s text:c="4"/>├── urls.py </text:p>
      <text:p text:style-name="P37"><text:s text:c="4"/>└── wsgi.py </text:p>
      <text:p text:style-name="P37"/>
      <text:p text:style-name="P43">3、关于LoadModule指令的一些问题</text:p>
      <text:p text:style-name="P38"><text:s text:c="3"/><text:span text:style-name="T14">看网上的关于在Apache上部署Django的教程，是在apache配置文件中加入如下语句:</text:span></text:p>
      <text:p text:style-name="P38">LoadModule wsgi_module modules/mod_wsgi.so</text:p>
      <text:p text:style-name="P31">但是在重启apache时报错，显示找不到模块，改为如下语句后成功:</text:p>
      <text:p text:style-name="P38">LoadModule wsgi_module /usr/lib/apache2/modules/mod_wsgi.so</text:p>
      <text:p text:style-name="P38"/>
      <text:p text:style-name="P43">4、关于Apache的错误日志</text:p>
      <text:p text:style-name="P31"><text:s text:c="5"/>当Apache出现错误时（比如上面的apache重启失败），此时应该查看Apache的错误日志来得到更多的信息，Apache的日志文件位于<text:span text:style-name="T2">/var/log/apache2</text:span>目录下，其中错误日志为名为‘error.log'的文件</text:p>
      <text:p text:style-name="P31"/>
      <text:p text:style-name="P44">5、我的疑惑</text:p>
      <text:p text:style-name="P33">地址栏输入:</text:p>
      <text:p text:style-name="P33">127.0.0.1/time <text:s text:c="8"/>ImportError</text:p>
      <text:p text:style-name="P33">127.0.1.1/time <text:s text:c="8"/>OK!</text:p>
      <text:p text:style-name="P34">产生这种情况的原因:</text:p>
      <text:p text:style-name="P34">重新启动apache，可以看到如下输出:</text:p>
      <text:p text:style-name="P20">* Restarting web server apache2 <text:s text:c="47"/>AH00558: apache2: Could not reliably determine the server's fully qualified domain name, using 127.0.1.1. Set the 'ServerName' <text:soft-page-break/>directive globally to suppress this message </text:p>
      <text:p text:style-name="P34"/>
      <text:p text:style-name="P34">这正是产生上述问题的原因，<text:span text:style-name="T2">解决办法:在Apache的配置文件中加入'ServerName <text:s/>127.0.0.1'</text:span></text:p>
      <text:p text:style-name="P34"/>
      <text:p text:style-name="P45">6、在Apache上部署Django的具体操作流程:<text:span text:style-name="T7">(Django1.4)</text:span></text:p>
      <text:list xml:id="list2184865514800722743" text:style-name="L1">
        <text:list-item>
          <text:p text:style-name="P177">安装模块mod_wsgi</text:p>
          <text:p text:style-name="P178">sudo <text:s/>apt-get <text:s/>install <text:s/>libapache2-mod-wsgi</text:p>
        </text:list-item>
        <text:list-item>
          <text:p text:style-name="P177">在Django项目下添加wsgi文件，并在该文件中添加如下内容:</text:p>
          <text:p text:style-name="P179">import os,sys </text:p>
          <text:p text:style-name="P179"><text:s text:c="3"/>import django.core.handlers.wsgi </text:p>
          <text:p text:style-name="P179"/>
          <text:p text:style-name="P179"><text:s text:c="3"/>sys.path.append('/home/ryt/ggg') </text:p>
          <text:p text:style-name="P179"><text:s text:c="3"/>os.environ['DJANGO_SETTINGS_MODULE']='wsgi_test.settings' </text:p>
          <text:p text:style-name="P179"><text:s text:c="3"/>application=django.core.handlers.wsgi.WSGIHandler() <text:s text:c="21"/></text:p>
        </text:list-item>
        <text:list-item>
          <text:p text:style-name="P177">在Apache的配置文件<text:span text:style-name="T48">(apache2.conf)</text:span>中加入如下语句:</text:p>
          <text:p text:style-name="P180">#加载mod_wsgi模块</text:p>
          <text:p text:style-name="P180">LoadModule <text:s/>wsgi_module <text:s text:c="2"/>/usr/lib/apache2/modules/mod_wsgi.so</text:p>
          <text:p text:style-name="P180">#配置wsgi脚本的本地项目位置</text:p>
          <text:p text:style-name="P180">WSGIScriptAlias <text:s/>/ <text:s text:c="2"/>/home/ryt/ggg/wsgi_test/django.wsgi</text:p>
        </text:list-item>
        <text:list-item>
          <text:p text:style-name="P182">配置Apache配置文件的&lt;Directory&gt;,ServerName等指令</text:p>
        </text:list-item>
        <text:list-item>
          <text:p text:style-name="P183">重启Apache</text:p>
          <text:p text:style-name="P181">sudo service <text:s/>apache2 restart</text:p>
        </text:list-item>
      </text:list>
      <text:p text:style-name="P46"/>
      <text:p text:style-name="P109">Django 1.7注意事项:</text:p>
      <text:list xml:id="list201417956029107" text:continue-numbering="true" text:style-name="L1">
        <text:list-header>
          <text:p text:style-name="P188"><text:span text:style-name="T12">注意:</text:span>Django1.7 与上述步骤中的第2步有些不同，应该是:</text:p>
          <text:p text:style-name="P188">from <text:s/>django.core.wsgi <text:s/>import <text:s/>get_wsgi_application</text:p>
          <text:p text:style-name="P188">application=get_wsgi_application()</text:p>
          <text:p text:style-name="P188">而不是之前的WSGIHandler</text:p>
        </text:list-header>
      </text:list>
      <text:p text:style-name="P171"/>
      <text:p text:style-name="P171">django<text:span text:style-name="T49">1.7的settings.py文件中没有'TEMPLATE_DIRS'选项，需要自己添加</text:span></text:p>
      <text:p text:style-name="P171"/>
      <text:p text:style-name="P171">无论是Django<text:span text:style-name="T50">1.4还是Django1.7,html文件的'other'属性一定要有'r'属性，否则会出错</text:span></text:p>
      <text:p text:style-name="P171"/>
      <text:p text:style-name="P171">上传<text:span text:style-name="T51">html文件，一定要使用acsii格式，不能使用binary格式，否则会出错（博客有文章）</text:span></text:p>
      <text:p text:style-name="P46"/>
      <text:p text:style-name="P49">MySQL相关知识:</text:p>
      <text:p text:style-name="P75"><text:span text:style-name="T32">1、</text:span>MySQL中删除一条记录的方法:</text:p>
      <text:p text:style-name="P47"><text:span text:style-name="T31">delete <text:s/>from</text:span> <text:s/><text:span text:style-name="T8">table_name</text:span> <text:s/><text:span text:style-name="T31">where <text:s/></text:span><text:span text:style-name="T8">id=1(限制条件)</text:span></text:p>
      <text:p text:style-name="P76">2、MySQL中增加一个用户</text:p>
      <text:p text:style-name="P110">以root身份执行如下内容:</text:p>
      <text:p text:style-name="P48"><text:span text:style-name="T27">grant <text:s/>all <text:s/>on </text:span><text:span text:style-name="T8"><text:s/>database_name</text:span><text:span text:style-name="T27">.*</text:span><text:span text:style-name="T2"> <text:s/>to <text:s/></text:span><text:a xlink:type="simple" xlink:href="mailto:'user_name@localhost">'</text:a><text:a xlink:type="simple" xlink:href="mailto:'user_name@localhost">user_name</text:a><text:span text:style-name="T8"> </text:span><text:span text:style-name="T9">'</text:span><text:span text:style-name="T19"> </text:span><text:a xlink:type="simple" xlink:href="mailto:'user_name@localhost"><text:span text:style-name="T14">@</text:span></text:a><text:a xlink:type="simple" xlink:href="mailto:'user_name@localhost"><text:span text:style-name="T18">'</text:span></text:a><text:a xlink:type="simple" xlink:href="mailto:'user_name@localhost">localhost</text:a><text:span text:style-name="T27">'</text:span><text:span text:style-name="T2"> </text:span><text:span text:style-name="T27"><text:s/>identified <text:s/>by <text:s/></text:span><text:span text:style-name="T2">'</text:span><text:span text:style-name="T8">secret</text:span><text:span text:style-name="T2">';</text:span></text:p>
      <text:p text:style-name="P50">注意:@符号两边要加上单引号！</text:p>
      <text:p text:style-name="P77">3、MySQL中mysql数据库</text:p>
      <text:p text:style-name="P111">MySQL中的用户名，用户密码等信息存放在mysql数据库中的user数据表中</text:p>
      <text:p text:style-name="P78">4、数据库适配器</text:p>
      <text:p text:style-name="P112">无论使用哪个数据库服务器，都必须下载和安装对应的数据库适配器</text:p>
      <text:p text:style-name="P108">5、MySQL中删除一个数据库的操作:</text:p>
      <text:p text:style-name="P113"><text:span text:style-name="T34">drop <text:s/>database</text:span> <text:span text:style-name="T8"><text:s/>database_name</text:span></text:p>
      <text:p text:style-name="P113"/>
      <text:p text:style-name="P113"/>
      <text:p text:style-name="P51">Django相关问题:</text:p>
      <text:p text:style-name="P79"><text:soft-page-break/>1、创建的app应该放在创建的项目目录之下</text:p>
      <text:p text:style-name="P114"><text:span text:style-name="T3"><text:s text:c="3"/>注意:django-admin startproject project_name会产生两个名为project_name的目录，而内层的那个project_name目录才是真正的项目目录！</text:span><text:span text:style-name="T5">外层的那个名为project_name的目录只不过是个容器，可以随意重命名.</text:span></text:p>
      <text:p text:style-name="P80"><text:span text:style-name="T33">2、</text:span><text:span text:style-name="T36">./</text:span>manage validate<text:span text:style-name="T37">，./manage <text:s/>sqlall，./manage <text:s/>syncdb，./manage <text:s/>dbshell</text:span>命令</text:p>
      <text:p text:style-name="P115"><text:span text:style-name="T35"><text:s text:c="3"/></text:span><text:span text:style-name="T2"><text:s/>./manage <text:s/>validate</text:span>命令可以检查你的模型的语法和逻辑是否正确，如果一切正常，你会看到'0 <text:s/>error found'的消息</text:p>
      <text:p text:style-name="P115"><text:s text:c="3"/><text:span text:style-name="T2"><text:s/>./</text:span><text:span text:style-name="T10">manage <text:s/>sqlall</text:span><text:span text:style-name="T37">命令并没有在数据库中真正创建数据表，只是把SQL语句段打印出来，你可以把这些语句拷贝到你的SQL客户端去执行</text:span></text:p>
      <text:p text:style-name="P115"><text:s text:c="2"/><text:span text:style-name="T2"><text:s text:c="2"/>./</text:span><text:span text:style-name="T10">manage <text:s/>syncdb</text:span><text:span text:style-name="T37">命令提供了更简单的办法来执行上述的语句</text:span></text:p>
      <text:p text:style-name="P115"><text:s text:c="3"/><text:span text:style-name="T2"><text:s/>./</text:span><text:span text:style-name="T10">manage <text:s/>dbshell</text:span><text:span text:style-name="T37">命令可以让你直接登录到MySQL数据库</text:span></text:p>
      <text:p text:style-name="P80">3、Django 中的app的模型的语法问题(models.py)</text:p>
      <text:p text:style-name="P115">Django中的app模型的语法有如下:</text:p>
      <text:p text:style-name="P144">name=models.CharField(max_length=30)</text:p>
      <text:p text:style-name="P59">注意是'max_length'而不是'maxlength'!</text:p>
      <text:p text:style-name="P81">4、Django中的基本数据访问</text:p>
      <text:p text:style-name="P116">如下语句:</text:p>
      <text:p text:style-name="P145">from <text:s/>wsgi_test.books.models <text:s/>import <text:s/>Publisher</text:p>
      <text:p text:style-name="P145">p1=Publisher(name='ren',address='001',city='hebei')</text:p>
      <text:p text:style-name="P145">p1.save()</text:p>
      <text:p text:style-name="P146">publisher_list=Publisher.objects.all()</text:p>
      <text:p text:style-name="P116"><text:s text:c="4"/>其中，调用对象的<text:span text:style-name="T3">save()</text:span>方法，将对象保存到数据库中。Django会在后台执行一句INSERT语句</text:p>
      <text:p text:style-name="P117"><text:s text:c="4"/>使用属性Publisher.objects从数据库获取对象，调用Publisher.objects.all()获取数据库所有Publisher对象,此时Django在后台执行一句SELECT SQL语句</text:p>
      <text:p text:style-name="P117"><text:s text:c="3"/><text:span text:style-name="T2"><text:s/>第一次调用save</text:span><text:span text:style-name="T11">()方法是为了将对象保存到数据库中，Django在后台执行INSERT语句，对同一个对象第二次调用save()方法，是为了更新对象，修改记录内容，Django在后台执行UPDATE语句</text:span></text:p>
      <text:p text:style-name="P82">5、请确保你的每一个模型里都包含了__str__()方法，这不只是为了交互时方便，也是因为Django会在其他一些地方来使用__str__()方法显示对象</text:p>
      <text:p text:style-name="P82"><text:s text:c="4"/><text:span text:style-name="T14"><text:s/>Django的模型不只是为对象定义了数据库表结构，还定义了对象的行为。__str__()就是一个例子</text:span></text:p>
      <text:p text:style-name="P83">6、Django对数据库的一些查找类型</text:p>
      <text:p text:style-name="P119">Publisher.objects.all()</text:p>
      <text:p text:style-name="P119">Publisher.objects.filter()</text:p>
      <text:p text:style-name="P83"><text:span text:style-name="T14">Publisher.objects.filter(name__contains='press') <text:s text:c="3"/></text:span><text:span text:style-name="T20">(__icontains,startswith,endswith,range)</text:span></text:p>
      <text:p text:style-name="P83"><text:span text:style-name="T14">Publisher.objects.get() <text:s text:c="4"/>获取单个对象</text:span><text:span text:style-name="T21">，如果结果是多个对象，就会抛出异常</text:span></text:p>
      <text:p text:style-name="P84"><text:span text:style-name="T38">7</text:span>、Django对数据库中的数据进行排序</text:p>
      <text:p text:style-name="P147">Publis.objects.order_by('name')</text:p>
      <text:p text:style-name="P120">上述语句和Publisher.objects.all()语句差不多，只是在SQL语句中加入了排序语句</text:p>
      <text:p text:style-name="P147">Pub<text:span text:style-name="T39">lis.objects.order_by('-name') <text:s text:c="2"/></text:span></text:p>
      <text:p text:style-name="P121">上述语句指定逆向排序</text:p>
      <text:p text:style-name="P85"><text:span text:style-name="T14">Django还可以让你在模型中指定缺省排序方式</text:span><text:span text:style-name="T22">，即在模型中加入Meta子类,如下：</text:span></text:p>
      <text:p text:style-name="P149">class <text:s/>Meta:</text:p>
      <text:p text:style-name="P149"><text:tab/>ordering=['name']</text:p>
      <text:p text:style-name="P86">8、Django中对数据库中的数据同时进行过滤和排序操作</text:p>
      <text:p text:style-name="P148">Publis.objects.filter(country='China').order_by('name')</text:p>
      <text:p text:style-name="P118">你可以任意把他们穿起来，多长都没有限制</text:p>
      <text:p text:style-name="P86">9、限制从数据库中返回的数据</text:p>
      <text:p text:style-name="P162">Pulisher.objects.all()[0] <text:s text:c="4"/></text:p>
      <text:p text:style-name="P118">上述语句相当于SQL语句中的LIMIT语句</text:p>
      <text:p text:style-name="P87">10、Django中删除数据库中的对象</text:p>
      <text:p text:style-name="P52">步骤:先从数据库中获取对象，并将他们保存到一个变量中，在对这个变量调用delete()方法</text:p>
      <text:p text:style-name="P163">注意:删除是不可恢复的，应该尽量避免删除对象。更好的方法是给数据模型添加激活标志</text:p>
      <text:p text:style-name="P88">11、Django中修改数据表结构的方法</text:p>
      <text:p text:style-name="P89"><text:soft-page-break/>如添加字段，删除字段，删除Many-<text:span text:style-name="T40">to-Many字段，删除模型</text:span></text:p>
      <text:p text:style-name="P90">12、关于激活Django中管理界面的方法</text:p>
      <text:p text:style-name="P122">在app目录下的models.py文件中加入 </text:p>
      <text:p text:style-name="P150">from <text:s/>django.contrib <text:s/>import <text:s/>admin</text:p>
      <text:p text:style-name="P122">然后在文件的底部加入:</text:p>
      <text:p text:style-name="P150">admin.site.register(Publisher)</text:p>
      <text:p text:style-name="P53">注意:有些书籍中说的是只要在每个模型中加入一个Admin子类就可以了,如下：</text:p>
      <text:p text:style-name="P150">class <text:s/>Admin:</text:p>
      <text:p text:style-name="P150"><text:tab/>pass</text:p>
      <text:p text:style-name="P122">但是我试过后不行，这可能是不同版本的Django操作有所变化造成的</text:p>
      <text:p text:style-name="P91">13、每次在项目目录下的settings.py文件中的INSTALLED_APPS中添加app后，<text:span text:style-name="T2">都要运行./manage <text:s/>syncdb命令，否则会出错！</text:span></text:p>
      <text:p text:style-name="P92">14、QuerySet</text:p>
      <text:p text:style-name="P123">Books.objects.all()等之类的返回值是<text:span text:style-name="T41">QuerySet</text:span></text:p>
      <text:p text:style-name="P93">15、Django中的Q对象和F对象</text:p>
      <text:p text:style-name="P124">Django中的Q对象，常用于与Books.objects.all()等之类结合使用</text:p>
      <text:p text:style-name="P94">16、GET，POST数据</text:p>
      <text:p text:style-name="P125">Django中GET数据通过request.GET对象访问，相似的，POST数据通过request.POST对象访问</text:p>
      <text:p text:style-name="P126">POST和GET是浏览器使用的两个方法，用于发送数据到服务器端</text:p>
      <text:p text:style-name="P95">17、HTML中form标签的action属性</text:p>
      <text:p text:style-name="P134"><text:s text:c="6"/>form标签中的action属性中的值必须符合Django中项目目录下的urls.py文件中的某一项，否则就会出错，action='.'也是正确的，提交到当前页面</text:p>
      <text:p text:style-name="P135">action:用于处理表单的服务器端页面(以URL形式表示)</text:p>
      <text:p text:style-name="P96">18、Django中表单处理的过程:</text:p>
      <text:list xml:id="list756229006534975466" text:style-name="L2">
        <text:list-item>
          <text:p text:style-name="P189"><text:s text:c="5"/>首先在<text:span text:style-name="T2">app目录下的views.py文件</text:span>中写入试图函数(须导入相应的数据表)</text:p>
        </text:list-item>
        <text:list-item>
          <text:p text:style-name="P189"><text:s text:c="5"/>然后在模板目录下写好相应的HTML文件</text:p>
        </text:list-item>
        <text:list-item>
          <text:p text:style-name="P189"><text:s text:c="5"/>最后在项目目录下的urls.py文件中写好URL与所调用的视图函数的对应关系</text:p>
        </text:list-item>
      </text:list>
      <text:p text:style-name="P97">19、Django内置的评论库</text:p>
      <text:p text:style-name="P127"><text:span text:style-name="T2">django.contrib.comments</text:span>是Django框架内置的一个评论库</text:p>
      <text:p text:style-name="P98">20、Django中的forms和models模块</text:p>
      <text:p text:style-name="P128"><text:span text:style-name="T27">from <text:s/>django.db <text:s/>import <text:s/>models <text:s/></text:span><text:s text:c="4"/>====&gt; <text:s text:c="2"/>用于创建模型</text:p>
      <text:p text:style-name="P128"><text:span text:style-name="T27">from <text:s/>django <text:s/>import <text:s/>forms <text:s text:c="6"/></text:span>======&gt; <text:s text:c="4"/>用于创建表单</text:p>
      <text:p text:style-name="P128">forms和models模块中都含有CharField()等字段类型，forms中的字段类型参数可以使用'required=True',如forms.CharField(required=True)</text:p>
      <text:p text:style-name="P128"/>
      <text:p text:style-name="P129">models.py文件中，一个数据库表对应该文件中的一个Model类</text:p>
      <text:p text:style-name="P129">forms.py文件中，一个表单对应该文件中的一个Formlei</text:p>
      <text:p text:style-name="P129"/>
      <text:p text:style-name="P129">models.py中的类皆继承自models.Model父类</text:p>
      <text:p text:style-name="P129">forms.py中的类皆继承自forms.Form父类</text:p>
      <text:p text:style-name="P101">21、Django中提交POST表单出现错误</text:p>
      <text:p text:style-name="P131">Django中提交POST表单显示如下错误:</text:p>
      <text:p text:style-name="P131">Forbidden(403)</text:p>
      <text:p text:style-name="P131">CSRF verfication failed.Request aborted</text:p>
      <text:p text:style-name="P140"/>
      <text:p text:style-name="P61">解决方案:</text:p>
      <text:list xml:id="list2731898812892307214" text:style-name="L3">
        <text:list-item>
          <text:p text:style-name="P184">在POST表单中加入{%csrf_token%}标签，即在mysite/template/message.html中添加</text:p>
        </text:list-item>
        <text:list-item>
          <text:p text:style-name="P184">在app目录下的views.py文件中加入如下语句:</text:p>
          <text:p text:style-name="P184">from <text:s/>django.template <text:s/>import <text:s/>RequestContext</text:p>
          <text:p text:style-name="P184">然后再在视图函数末尾的render_to_response()中加入‘context_instance=RequestContext(request)’</text:p>
          <text:p text:style-name="P184">即:</text:p>
          <text:p text:style-name="P184"><text:soft-page-break/>return render_to_response('message.html',{'form':form,'messages':messages},</text:p>
          <text:p text:style-name="P184">context_instance=RequestContext(request))</text:p>
        </text:list-item>
      </text:list>
      <text:p text:style-name="P103">22、测试Django是否与数据库连接成功</text:p>
      <text:p text:style-name="P132">执行如下命令，打开Python <text:s/>shell:</text:p>
      <text:p text:style-name="P165">./manage <text:s/>shell</text:p>
      <text:p text:style-name="P132">打开shell后执行如下两条语句:</text:p>
      <text:p text:style-name="P165">&gt;&gt;&gt; from <text:s/>django.db <text:s/>import <text:s/>connection</text:p>
      <text:p text:style-name="P165">&gt;&gt;&gt; cursor=connection.cursor()</text:p>
      <text:p text:style-name="P106">23、Django中表单对象的一些属性</text:p>
      <text:p text:style-name="P166">as_p()</text:p>
      <text:p text:style-name="P166">as_ul()</text:p>
      <text:p text:style-name="P166">as_table()</text:p>
      <text:p text:style-name="P107">24、urls.py文件中使用include()</text:p>
      <text:p text:style-name="P167"><text:s text:c="5"/><text:span text:style-name="T14">在urls.py文件中写入URL与所要调用的视图函数的对应关系时，如果使用include()的话，include括号内的内容一定要加上单引号，否则会出错，如下:</text:span></text:p>
      <text:p text:style-name="P167">(r'^comments/$',include('django.contrib.comments.urls'))</text:p>
      <text:p text:style-name="P63"/>
      <text:list xml:id="list201417531969232" text:continue-numbering="true" text:style-name="L3">
        <text:list-header>
          <text:p text:style-name="P190"/>
        </text:list-header>
      </text:list>
      <text:p text:style-name="P142"/>
      <text:p text:style-name="P129"/>
      <text:p text:style-name="P129"/>
      <text:p text:style-name="P54">Apache相关问题:</text:p>
      <text:p text:style-name="P99">1、在Apache上测试网站，修改Django文件后，应该重启Apache服务，使修改生效。</text:p>
      <text:p text:style-name="P130">重启Apache服务:</text:p>
      <text:p text:style-name="P60">sudo <text:s/>service <text:s/>apache2 <text:s/>restart</text:p>
      <text:p text:style-name="P170">2、登录网站显示如下</text:p>
      <text:p text:style-name="P143">Forbidden</text:p>
      <text:p text:style-name="P172">You don't have permission to access /index.html on this server.</text:p>
      <text:p text:style-name="P176"/>
      <text:p text:style-name="P173">Apache/2.4.7 (Ubuntu) Server at www.studyandshare.info Port 80</text:p>
      <text:p text:style-name="P173"/>
      <text:p text:style-name="P174">原因是html文件有root用户创建，apache没有权限读取，使用如下命令即可:</text:p>
      <text:p text:style-name="P175">sudo <text:s/>chmod <text:s/>755 <text:s/>filename.html</text:p>
      <text:p text:style-name="P65"/>
      <text:p text:style-name="P60"/>
      <text:p text:style-name="P60"/>
      <text:p text:style-name="P74">MySQL相关问题:</text:p>
      <text:p text:style-name="P100">1、启动，重启，停止MySQL服务</text:p>
      <text:p text:style-name="P151">(sudo) <text:s/>service <text:s/>mysql <text:s/>start | restart <text:s/>| stop </text:p>
      <text:p text:style-name="P102">2、查看数据库编码</text:p>
      <text:p text:style-name="P62">方法一:</text:p>
      <text:p text:style-name="P152">show <text:s/>create <text:s/>database <text:s/>your_db_name</text:p>
      <text:p text:style-name="P62">方法二:</text:p>
      <text:p text:style-name="P152">use <text:s/>db_name;</text:p>
      <text:p text:style-name="P152">status;</text:p>
      <text:p text:style-name="P104">3、Django中给MySQL数据库提交中文，提示错误的解决方案<text:span text:style-name="T6">(博客中有相关文章)</text:span></text:p>
      <text:p text:style-name="P133">重新创建数据库，数据库的编码格式设置为<text:span text:style-name="T42">utf8,如下：</text:span></text:p>
      <text:p text:style-name="P153">&gt; <text:s/>create <text:s/>database <text:span text:style-name="T43"><text:s/>your_db_name</text:span> <text:s/>character <text:s/>set <text:s/>utf8;</text:p>
      <text:p text:style-name="P159">4、MySQL创建用户</text:p>
      <text:p text:style-name="P159">mysql&gt; grant <text:s/>all <text:s/>on <text:s/>db_name.* <text:s/>to <text:s/>'user_name'@'localhost';</text:p>
      <text:p text:style-name="P159">5、从文件向数据表中导入书据</text:p>
      <text:p text:style-name="P159"><text:soft-page-break/>$ mysql <text:s/>--local-infile <text:s/>db_name <text:s/>-p <text:s/>-u <text:s/>uer_name</text:p>
      <text:p text:style-name="P159">mysql&gt; load <text:s/>data <text:s/>local <text:s/>infile <text:s/>'filename.txt' <text:s/>into <text:s/>table <text:s/>table_name;</text:p>
      <text:p text:style-name="P159"/>
      <text:p text:style-name="P153"/>
      <text:p text:style-name="P153"/>
      <text:p text:style-name="P55">Django与数据库连接步骤<text:span text:style-name="T44">：</text:span></text:p>
      <text:list xml:id="list8294737616525091458" text:style-name="L4">
        <text:list-item>
          <text:p text:style-name="P193">安装数据库<text:span text:style-name="T44">，创建数据库，创建用户</text:span></text:p>
          <text:p text:style-name="P196"><text:span text:style-name="T45">注意:如果要在数据库中存储中文</text:span><text:span text:style-name="T46">，记得在创建数据库时，设置编码格式为uft8,</text:span><text:span text:style-name="T44">如:</text:span></text:p>
          <text:p text:style-name="P197">create <text:s/>database <text:s/>your_db_name <text:s/>character <text:s/>set <text:s/>uft8;</text:p>
        </text:list-item>
        <text:list-item>
          <text:p text:style-name="P194">安装相应的数据库适配器，也就是Django与数据库的连接器，MySQL与Python2.7 用MySQLdb</text:p>
        </text:list-item>
        <text:list-item>
          <text:p text:style-name="P194">修改Django项目目录下的settings.py文件</text:p>
          <text:p text:style-name="P191">在DATABASES字典中添加数据库相关信息</text:p>
        </text:list-item>
      </text:list>
      <text:p text:style-name="P139"><text:s text:c="2"/></text:p>
      <text:p text:style-name="P139"><text:tab/> <text:s text:c="5"/><text:span text:style-name="T52">LANGUAGE_CODE = 'zh-cn'</text:span></text:p>
      <text:p text:style-name="P139"><text:tab/> <text:s text:c="5"/><text:span text:style-name="T52">TIME_ZONE = 'Asia/Shanghai'</text:span></text:p>
      <text:list xml:id="list201417364086999" text:continue-numbering="true" text:style-name="L4">
        <text:list-item>
          <text:p text:style-name="P194">新建Django应用</text:p>
          <text:p text:style-name="P197">./manage <text:s/>startapp <text:s/>your_app_name</text:p>
          <text:p text:style-name="P191">将新建的应用加入到settings.py文件中的INSTALLED_APPS元组中</text:p>
        </text:list-item>
        <text:list-item>
          <text:p text:style-name="P194">在app目录下的models.py文件中建立模型，每一个模型都对应数据库中的一个数据表</text:p>
        </text:list-item>
        <text:list-item>
          <text:p text:style-name="P194">将模型同步到数据库中</text:p>
          <text:p text:style-name="P197">./manage <text:s/>validate <text:s text:c="6"/><text:span text:style-name="T14"><text:s/>测试语法是否正确</text:span></text:p>
          <text:p text:style-name="P197">./manage <text:s text:c="2"/>sql<text:span text:style-name="T55">a</text:span>ll <text:s text:c="3"/>your_app_name</text:p>
        </text:list-item>
      </text:list>
      <text:p text:style-name="P154"><text:s text:c="13"/>./manage <text:s text:c="3"/>syncdb</text:p>
      <text:p text:style-name="P154"/>
      <text:p text:style-name="P56">Django中表单模型的创建:</text:p>
      <text:p text:style-name="P56"/>
      <text:p text:style-name="P64">注意：此操作的前提是Django已经与数据库坐好了连接</text:p>
      <text:p text:style-name="P64"/>
      <text:list xml:id="list1044746167485395650" text:style-name="L5">
        <text:list-item>
          <text:p text:style-name="P195">在app目录下创建一个forms.py文件，专门用于存放各种表单模型</text:p>
        </text:list-item>
        <text:list-item>
          <text:p text:style-name="P195">在上面创建的forms.py文件中写入表单模型</text:p>
        </text:list-item>
        <text:list-item>
          <text:p text:style-name="P195">在app目录下的views.py文件中创建视图函数</text:p>
          <text:p text:style-name="P198">在视图函数中生成一个表单对象，对该对象做相应的处理，最后交由模板系统格式化显示</text:p>
          <text:p text:style-name="P199"><text:s text:c="6"/><text:span text:style-name="T3">在视图函数中须同时导入表单模型(app目录下的forms.py文件中的模型)和数据模型(app目录下的models.py文件中的模型)，在视图函数中生成一个表单对象后，将该表单对象中的值一一赋值给数据模型中的值，这样就将表单模型中的数据存入了数据库中</text:span></text:p>
          <text:p text:style-name="P185"><text:s text:c="6"/>也就会是说，如果想要将表单中的数据存储到数据库中，事先应该先依照表单中的项在app目录下的models.py中创建一个模型，并同步到数据库中，这样数据库中就有了一张数据表来存储提交上来的表单中的数据了</text:p>
        </text:list-item>
        <text:list-item>
          <text:p text:style-name="P195">实现页面模板(即html文件)</text:p>
        </text:list-item>
        <text:list-item>
          <text:p text:style-name="P195">配置访问接口</text:p>
          <text:p text:style-name="P198">即在项目目录下的urls.py文件中添加URL与所要调用的视图函数的对应关系</text:p>
        </text:list-item>
      </text:list>
      <text:p text:style-name="P155"/>
      <text:p text:style-name="P57">关于表单提交数据的相关问题:<text:span text:style-name="T47">（博客中有相关文章）</text:span></text:p>
      <text:p text:style-name="P136">以POST方法提交数据要比以GET方法提交数据安全，这就是为什么提交表单要用POST方法的原因</text:p>
      <text:p text:style-name="P136"/>
      <text:p text:style-name="P136"/>
      <text:p text:style-name="P168">关于Django中视图函数处理表单:</text:p>
      <text:p text:style-name="P137">视图函数处理完表单后应该使用HttpResponseRedirct()进行重定向</text:p>
      <text:p text:style-name="P137"/>
      <text:p text:style-name="P137"/>
      <text:p text:style-name="P169">Django在视图函数中创建表单对象:</text:p>
      <text:p text:style-name="P138">视图函数中创建一个表单对象，调用表单类的构造函数，表单类的构造函数接受一个字典作为参数,如:</text:p>
      <text:p text:style-name="P157"><text:soft-page-break/>if <text:s/>request.method == 'POST':</text:p>
      <text:p text:style-name="P157"><text:tab/>form= MessageForm(request.POST)</text:p>
      <text:p text:style-name="P105"/>
      <text:p text:style-name="P58">Django中的精确匹配: __exact</text:p>
      <text:p text:style-name="P156">Entry.objects.get(password__exact='secret')</text:p>
      <text:p text:style-name="P156"/>
      <text:p text:style-name="P156"/>
      <text:p text:style-name="P158"><text:a xlink:type="simple" xlink:href="http://www.studyandshare.info/admin问题"><text:span text:style-name="T53">www.studyandshare.info/admin问题</text:span></text:a><text:span text:style-name="T53">：</text:span></text:p>
      <text:p text:style-name="P160">通过站点管理向数据库中添加中文，显示如下：</text:p>
      <text:p text:style-name="P141">'ascii' codec can't encode character u'\u7ec4' in position 0: ordinal not in range(128)</text:p>
      <text:p text:style-name="P141"/>
      <text:p text:style-name="P141">最后只好用mysql客户端软件使用命令向数据库中添加中文</text:p>
      <text:p text:style-name="P158"/>
      <text:p text:style-name="P158"/>
      <text:p text:style-name="P158"/>
      <text:p text:style-name="P66">网页设计相关问题:</text:p>
      <text:p text:style-name="P67">&lt;div&gt;不能用'position:fixed',否则使用手机进行浏览时会显示排版混乱！</text:p>
      <text:p text:style-name="P67"/>
      <text:p text:style-name="P67"/>
      <text:p text:style-name="P68">最后一点:</text:p>
      <text:p text:style-name="P68">将Django部署到Apache服务器上，并将网站公开后，应该将项目目录下的settings.py文件中的'DEBUG'选项设置为False，此时，还应该设置‘ALLOWED_HOSTS’选项，可以设置为‘ALLOWED_HOSTS = ['*']’</text:p>
      <text:p text:style-name="P68"/>
      <text:p text:style-name="P68"/>
      <text:p text:style-name="P68"/>
      <text:p text:style-name="P68"/>
      <text:p text:style-name="P68"><text:s text:c="90"/><text:span text:style-name="T54">2015-3-24 晚</text:span></text:p>
      <text:p text:style-name="P68"/>
      <text:p text:style-name="P68"/>
      <text:p text:style-name="P68"/>
      <text:p text:style-name="P68">补充:</text:p>
      <text:p text:style-name="P69"><text:s text:c="6"/>使用ftp上传html文件，采用ascii模式，上传后用vim打开，文件中每一行行尾显示'^M',用dos2unix命令即可解决.</text:p>
      <text:p text:style-name="P68"/>
      <text:p text:style-name="P68"/>
      <text:p text:style-name="P68"/>
      <text:p text:style-name="P200">MySQL从文件向数据表中导入数据:</text:p>
      <text:p text:style-name="P70">$ mysql <text:s/>--local-infile -p <text:s/>-u <text:s/>username <text:span text:style-name="T43"><text:s/>db_name</text:span></text:p>
      <text:p text:style-name="P70">mysql&gt; load <text:s/>data <text:s/>local <text:s/>infile <text:s/>'filename.txt' <text:s/>into <text:s/>table <text:s/><text:span text:style-name="T43">table_name </text:span>;</text:p>
      <text:p text:style-name="P70"/>
      <text:p text:style-name="P70">注意:</text:p>
      <text:p text:style-name="P70">Datetime类型，从文件导入时无需带单(双)引号，否则会出错</text:p>
      <text:p text:style-name="P70"><text:soft-page-break/>字符串类型也无须带单(双)引号，否则URL可能出错（URL中也包含了引号） <text:s text:c="3"/></text:p>
      <text:p text:style-name="P164">从文件导入时所有项皆无需加单双引号</text:p>
      <text:p text:style-name="P164"/>
      <text:p text:style-name="P71">MySQL使用insert语句导入时，除了id属性外，其余都要加上单(双)引号:</text:p>
      <text:p text:style-name="P71">mysql&gt; insert <text:s/>into <text:s/>article_articles <text:s/>(id,name,url,time) <text:s/>values (5,'te','pig.html','2015-3-28 10:25:00')</text:p>
      <text:p text:style-name="P71"/>
      <text:p text:style-name="P71"/>
      <text:p text:style-name="P161">查看数据库编码的方法:</text:p>
      <text:p text:style-name="P72">方法一:</text:p>
      <text:p text:style-name="P73">mysql&gt; show create database <text:s/><text:span text:style-name="T43">db_name</text:span></text:p>
      <text:p text:style-name="P186">方法二:</text:p>
      <text:p text:style-name="P73">mysql&gt;<text:span text:style-name="T43"> </text:span>use<text:span text:style-name="T43"> db_name</text:span></text:p>
      <text:p text:style-name="P73">mysql&gt; status</text:p>
      <text:p text:style-name="P73"/>
      <text:p text:style-name="P73"/>
      <text:p text:style-name="P201">关于转移网站的相关问题:</text:p>
      <text:p text:style-name="P201"><text:s text:c="4"/><text:span text:style-name="T58"><text:s text:c="2"/></text:span><text:span text:style-name="T59">1、将一个文件由一个主机通过ftp长传到另一个主机上，该文件在另一个主机上的other属性值为0,即为'_ _ _',因此需要设置该文件的other属性的‘r’属性，如此才能够被apache访问，否则会出错。</text:span></text:p>
      <text:p text:style-name="P201"><text:span text:style-name="T59"/></text:p>
      <text:p text:style-name="P192"><text:s text:c="3"/><text:span text:style-name="T2"><text:s/></text:span><text:span text:style-name="T13"><text:s text:c="2"/></text:span><text:span text:style-name="T59">2、在新的主机上，无须再使用manage.py来创建app，只须创建好相应的目录、文件，将旧主机上的配置文件上传到新主机即可。</text:span></text:p>
      <text:p text:style-name="P72"/>
      <text:p text:style-name="P70"/>
      <text:p text:style-name="P70"/>
      <text:p text:style-name="P156"/>
      <text:p text:style-name="P104"/>
      <text:p text:style-name="P81"/>
      <text:p text:style-name="P106"/>
      <text:p text:style-name="P115"/>
      <text:p text:style-name="Text_20_body"/>
      <text:list xml:id="list201416926102862" text:continue-list="list201417956029107" text:style-name="L1">
        <text:list-header>
          <text:p text:style-name="P178"/>
        </text:list-header>
      </text:list>
      <text:p text:style-name="P15"/>
      <text:p text:style-name="P3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, serif"/>
    <style:font-face style:name="Monaco" svg:font-family="Monaco, Menlo, Consolas, 'Courier New', monospace"/>
    <style:font-face style:name="Times New Roman" svg:font-family="'Times New Roman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6:56:53.848273261</meta:creation-date>
    <dc:date>2015-04-21T20:14:16.615882916</dc:date>
    <meta:editing-duration>PT20H43M13S</meta:editing-duration>
    <meta:editing-cycles>105</meta:editing-cycles>
    <meta:generator>LibreOffice/4.2.7.2$Linux_x86 LibreOffice_project/420m0$Build-2</meta:generator>
    <meta:document-statistic meta:table-count="0" meta:image-count="0" meta:object-count="0" meta:page-count="9" meta:paragraph-count="305" meta:word-count="4683" meta:character-count="11098" meta:non-whitespace-character-count="10186"/>
  </office:meta>
</office:document-meta>
</file>